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2000009D000034B600000CB685AC92C8.wmf"/>
  <manifest:file-entry manifest:media-type="" manifest:full-path="Pictures/2000010600006127000017271B508DB8.wmf"/>
  <manifest:file-entry manifest:media-type="" manifest:full-path="Pictures/200000F100003EA2000016BD4E12D3A3.wmf"/>
  <manifest:file-entry manifest:media-type="" manifest:full-path="Pictures/2000017800003F9000001E48B0D65E19.wmf"/>
  <manifest:file-entry manifest:media-type="" manifest:full-path="Pictures/200000EF000058FD0000157F4CAF1730.wm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254cm" svg:stroke-color="#ffcc99" draw:marker-start-width="0.579cm" draw:marker-end-width="0.579cm" draw:fill="none" draw:textarea-vertical-align="middle" draw:auto-grow-height="false" fo:min-height="0cm" fo:min-width="0cm" fo:padding-top="0.25cm" fo:padding-bottom="0.25cm" fo:padding-left="0.375cm" fo:padding-right="0.375cm"/>
    </style:style>
    <style:style style:name="gr4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="hidden" draw:shadow-color="#000514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6cm" svg:stroke-color="#ff0000" draw:stroke-linejoin="miter" draw:fill="none" draw:fill-color="#0099cc" draw:textarea-horizontal-align="left" draw:textarea-vertical-align="middle" draw:auto-grow-height="false" fo:padding-top="0.13cm" fo:padding-bottom="0.13cm" fo:padding-left="0.25cm" fo:padding-right="0.25cm" fo:wrap-option="no-wrap" draw:shadow="hidden" draw:shadow-color="#000514"/>
    </style:style>
    <style:style style:name="gr6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0514"/>
    </style:style>
    <style:style style:name="gr7" style:family="graphic" style:parent-style-name="standard">
      <style:graphic-properties draw:stroke="none" draw:fill="none" draw:fill-color="#0099cc" draw:textarea-horizontal-align="justify" draw:textarea-vertical-align="top" draw:auto-grow-height="true" fo:min-height="2.914cm" fo:padding-top="0.13cm" fo:padding-bottom="0.13cm" fo:padding-left="0.25cm" fo:padding-right="0.25cm" fo:wrap-option="wrap" draw:shadow="hidden" draw:shadow-color="#000514"/>
    </style:style>
    <style:style style:name="gr8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0514"/>
    </style:style>
    <style:style style:name="gr9" style:family="graphic" style:parent-style-name="standard">
      <style:graphic-properties draw:stroke="solid" svg:stroke-width="0.106cm" svg:stroke-color="#ff0000" draw:stroke-linejoin="round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="hidden" draw:shadow-color="#000514"/>
    </style:style>
    <style:style style:name="gr10" style:family="graphic" style:parent-style-name="standard" style:list-style-name="L5">
      <style:graphic-properties draw:stroke="none" draw:fill="none" draw:fill-color="#0099cc" draw:textarea-horizontal-align="justify" draw:textarea-vertical-align="top" draw:auto-grow-height="true" fo:min-height="4.061cm" fo:padding-top="0.13cm" fo:padding-bottom="0.13cm" fo:padding-left="0.25cm" fo:padding-right="0.25cm" fo:wrap-option="wrap" draw:shadow="hidden" draw:shadow-color="#000514"/>
    </style:style>
    <style:style style:name="gr11" style:family="graphic" style:parent-style-name="standard">
      <style:graphic-properties draw:stroke="solid" svg:stroke-width="0.076cm" svg:stroke-color="#ff0000" draw:marker-start-width="0.275cm" draw:marker-end-width="0.275cm" draw:stroke-linejoin="miter" draw:fill="none" draw:fill-color="#0099cc" draw:textarea-horizontal-align="left" draw:textarea-vertical-align="middle" draw:auto-grow-height="false" fo:padding-top="0.155cm" fo:padding-bottom="0.155cm" fo:padding-left="0.275cm" fo:padding-right="0.275cm" fo:wrap-option="no-wrap" draw:shadow="hidden" draw:shadow-color="#000514"/>
    </style:style>
    <style:style style:name="gr12" style:family="graphic" style:parent-style-name="standard">
      <style:graphic-properties draw:stroke="none" draw:fill="none" draw:fill-color="#0099cc" draw:textarea-horizontal-align="justify" draw:textarea-vertical-align="top" draw:auto-grow-height="true" fo:min-height="0.868cm" fo:min-width="3.974cm" fo:padding-top="0.13cm" fo:padding-bottom="0.13cm" fo:padding-left="0.25cm" fo:padding-right="0.25cm" fo:wrap-option="no-wrap" draw:shadow="hidden" draw:shadow-color="#000514"/>
    </style:style>
    <style:style style:name="gr13" style:family="graphic" style:parent-style-name="standard">
      <style:graphic-properties draw:stroke="none" draw:fill="none" draw:fill-color="#0099cc" draw:textarea-horizontal-align="justify" draw:textarea-vertical-align="top" draw:auto-grow-height="true" fo:min-height="1.708cm" fo:padding-top="0.13cm" fo:padding-bottom="0.13cm" fo:padding-left="0.25cm" fo:padding-right="0.25cm" fo:wrap-option="wrap" draw:shadow="hidden" draw:shadow-color="#000514"/>
    </style:style>
    <style:style style:name="gr14" style:family="graphic" style:parent-style-name="standard">
      <style:graphic-properties draw:stroke="solid" svg:stroke-width="0.102cm" svg:stroke-color="#ff00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52cm" svg:stroke-color="#ff0000" draw:marker-start-width="0.427cm" draw:marker-end="Arrow" draw:marker-end-width="0.527cm" draw:fill="none" draw:textarea-horizontal-align="center" fo:padding-top="0.2cm" fo:padding-bottom="0.2cm" fo:padding-left="0.325cm" fo:padding-right="0.325cm"/>
    </style:style>
    <style:style style:name="gr16" style:family="graphic" style:parent-style-name="standard">
      <style:graphic-properties draw:stroke="solid" svg:stroke-width="0.102cm" svg:stroke-color="#ff00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17" style:family="graphic" style:parent-style-name="standard">
      <style:graphic-properties draw:stroke="none" draw:fill="none" draw:fill-color="#0099cc" draw:textarea-horizontal-align="justify" draw:textarea-vertical-align="top" draw:auto-grow-height="true" fo:min-height="2.771cm" fo:padding-top="0.13cm" fo:padding-bottom="0.13cm" fo:padding-left="0.25cm" fo:padding-right="0.25cm" fo:wrap-option="wrap" draw:shadow="hidden" draw:shadow-color="#000514"/>
    </style:style>
    <style:style style:name="gr18" style:family="graphic" style:parent-style-name="standard">
      <style:graphic-properties draw:stroke="solid" svg:stroke-width="0.076cm" svg:stroke-color="#ff0000" draw:marker-start-width="0.235cm" draw:marker-end-width="0.235cm" draw:stroke-linejoin="miter" draw:fill="none" draw:fill-color="#0099cc" draw:textarea-horizontal-align="left" draw:textarea-vertical-align="middle" draw:auto-grow-height="false" fo:padding-top="0.142cm" fo:padding-bottom="0.142cm" fo:padding-left="0.262cm" fo:padding-right="0.262cm" fo:wrap-option="no-wrap" draw:shadow="hidden" draw:shadow-color="#000514"/>
    </style:style>
    <style:style style:name="gr19" style:family="graphic" style:parent-style-name="standard">
      <style:graphic-properties draw:stroke="none" draw:fill="none" draw:fill-color="#0099cc" draw:textarea-horizontal-align="justify" draw:textarea-vertical-align="top" draw:auto-grow-height="true" fo:min-height="3.351cm" fo:padding-top="0.13cm" fo:padding-bottom="0.13cm" fo:padding-left="0.25cm" fo:padding-right="0.25cm" fo:wrap-option="wrap" draw:shadow="hidden" draw:shadow-color="#000514"/>
    </style:style>
    <style:style style:name="gr20" style:family="graphic" style:parent-style-name="standard">
      <style:graphic-properties draw:stroke="none" draw:fill="none" draw:fill-color="#0099cc" draw:textarea-horizontal-align="justify" draw:textarea-vertical-align="top" draw:auto-grow-height="true" fo:min-height="2.527cm" fo:padding-top="0.13cm" fo:padding-bottom="0.13cm" fo:padding-left="0.25cm" fo:padding-right="0.25cm" fo:wrap-option="wrap" draw:shadow="hidden" draw:shadow-color="#000514"/>
    </style:style>
    <style:style style:name="gr21" style:family="graphic" style:parent-style-name="standard">
      <style:graphic-properties draw:stroke="none" draw:fill="none" draw:fill-color="#0099cc" draw:textarea-horizontal-align="justify" draw:textarea-vertical-align="top" draw:auto-grow-height="true" fo:min-height="5.053cm" fo:padding-top="0.13cm" fo:padding-bottom="0.13cm" fo:padding-left="0.25cm" fo:padding-right="0.25cm" fo:wrap-option="wrap" draw:shadow="hidden" draw:shadow-color="#000514"/>
    </style:style>
    <style:style style:name="gr22" style:family="graphic" style:parent-style-name="standard">
      <style:graphic-properties draw:stroke="solid" svg:stroke-width="0.076cm" svg:stroke-color="#ff0000" draw:marker-start-width="0.313cm" draw:marker-end="Arrow" draw:marker-end-width="0.413cm" draw:fill="none" draw:textarea-horizontal-align="center" fo:padding-top="0.162cm" fo:padding-bottom="0.162cm" fo:padding-left="0.287cm" fo:padding-right="0.287cm"/>
    </style:style>
    <style:style style:name="gr23" style:family="graphic" style:parent-style-name="standard">
      <style:graphic-properties draw:stroke="none" draw:fill="none" draw:fill-color="#0099cc" draw:textarea-horizontal-align="justify" draw:textarea-vertical-align="top" draw:auto-grow-height="true" fo:min-height="2.406cm" fo:padding-top="0.13cm" fo:padding-bottom="0.13cm" fo:padding-left="0.25cm" fo:padding-right="0.25cm" fo:wrap-option="wrap" draw:shadow="hidden" draw:shadow-color="#000514"/>
    </style:style>
    <style:style style:name="gr24" style:family="graphic" style:parent-style-name="standard">
      <style:graphic-properties draw:stroke="none" draw:fill="none" draw:fill-color="#0099cc" draw:textarea-horizontal-align="justify" draw:textarea-vertical-align="top" draw:auto-grow-height="true" fo:min-height="3.369cm" fo:padding-top="0.13cm" fo:padding-bottom="0.13cm" fo:padding-left="0.25cm" fo:padding-right="0.25cm" fo:wrap-option="wrap" draw:shadow="hidden" draw:shadow-color="#000514"/>
    </style:style>
    <style:style style:name="gr25" style:family="graphic" style:parent-style-name="standard">
      <style:graphic-properties draw:stroke="none" draw:fill="none" draw:fill-color="#0099cc" draw:textarea-horizontal-align="justify" draw:textarea-vertical-align="top" draw:auto-grow-height="true" fo:min-height="3.388cm" fo:padding-top="0.13cm" fo:padding-bottom="0.13cm" fo:padding-left="0.25cm" fo:padding-right="0.25cm" fo:wrap-option="wrap" draw:shadow="hidden" draw:shadow-color="#000514"/>
    </style:style>
    <style:style style:name="gr26" style:family="graphic" style:parent-style-name="standard">
      <style:graphic-properties draw:stroke="none" draw:fill="none" draw:fill-color="#0099cc" draw:textarea-horizontal-align="justify" draw:textarea-vertical-align="top" draw:auto-grow-height="true" fo:min-height="0.868cm" fo:min-width="5.695cm" fo:padding-top="0.13cm" fo:padding-bottom="0.13cm" fo:padding-left="0.25cm" fo:padding-right="0.25cm" fo:wrap-option="no-wrap" draw:shadow="hidden" draw:shadow-color="#000514"/>
    </style:style>
    <style:style style:name="gr27" style:family="graphic" style:parent-style-name="standard">
      <style:graphic-properties draw:stroke="none" draw:fill="none" draw:fill-color="#0099cc" draw:textarea-horizontal-align="justify" draw:textarea-vertical-align="top" draw:auto-grow-height="true" fo:min-height="4.211cm" fo:padding-top="0.13cm" fo:padding-bottom="0.13cm" fo:padding-left="0.25cm" fo:padding-right="0.25cm" fo:wrap-option="wrap" draw:shadow="hidden" draw:shadow-color="#000514"/>
    </style:style>
    <style:style style:name="gr28" style:family="graphic" style:parent-style-name="standard">
      <style:graphic-properties draw:stroke="solid" svg:stroke-width="0.102cm" svg:stroke-color="#ff0000" draw:marker-start-width="0.352cm" draw:marker-end="" draw:marker-end-width="0.452cm" draw:fill="none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6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fo:min-height="2.927cm"/>
    </style:style>
    <style:style style:name="pr8" style:family="presentation" style:parent-style-name="Default-outline1">
      <style:graphic-properties fo:min-height="14.016cm"/>
    </style:style>
    <style:style style:name="pr9" style:family="presentation" style:parent-style-name="Default-title">
      <style:graphic-properties draw:auto-grow-height="true" fo:min-height="3.178cm"/>
    </style:style>
    <style:style style:name="pr10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1.645cm" fo:min-width="0cm" fo:padding-top="0.13cm" fo:padding-bottom="0.13cm" fo:padding-left="0.25cm" fo:padding-right="0.25cm" fo:wrap-option="wrap" draw:shadow="hidden" draw:shadow-color="#000514"/>
    </style:style>
    <style:style style:name="pr11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2.314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3.178cm" fo:min-width="0cm" fo:padding-top="0.13cm" fo:padding-bottom="0.13cm" fo:padding-left="0.25cm" fo:padding-right="0.25cm" fo:wrap-option="wrap" draw:shadow="hidden" draw:shadow-color="#000514"/>
    </style:style>
    <style:style style:name="pr13" style:family="presentation" style:parent-style-name="Default-outline1">
      <style:graphic-properties draw:stroke="none" draw:fill="none" draw:fill-color="#0099cc" draw:textarea-horizontal-align="justify" draw:textarea-vertical-align="top" draw:auto-grow-height="true" draw:auto-grow-width="false" fo:min-height="14.267cm" fo:min-width="0cm" fo:padding-top="0.13cm" fo:padding-bottom="0.13cm" fo:padding-left="0.25cm" fo:padding-right="0.25cm" fo:wrap-option="wrap" draw:shadow="hidden" draw:shadow-color="#000514"/>
    </style:style>
    <style:style style:name="pr14" style:family="presentation" style:parent-style-name="Default-notes">
      <style:graphic-properties draw:stroke="none" draw:fill="none" draw:fill-color="#bbe0e3" draw:auto-grow-height="true" fo:min-height="12.573cm" draw:shadow="hidden" draw:shadow-color="#808080"/>
    </style:style>
    <style:style style:name="pr15" style:family="presentation" style:parent-style-name="Default-outline1" style:list-style-name="L7">
      <style:graphic-properties draw:stroke="none" draw:fill="none" draw:fill-color="#0099cc" draw:textarea-horizontal-align="justify" draw:textarea-vertical-align="top" draw:auto-grow-height="true" draw:auto-grow-width="false" fo:min-height="14.267cm" fo:min-width="0cm" fo:padding-top="0.13cm" fo:padding-bottom="0.13cm" fo:padding-left="0.25cm" fo:padding-right="0.25cm" fo:wrap-option="wrap" draw:shadow="hidden" draw:shadow-color="#000514"/>
    </style:style>
    <style:style style:name="pr16" style:family="presentation" style:parent-style-name="Default-outline1" style:list-style-name="L7">
      <style:graphic-properties draw:stroke="none" draw:fill="none" draw:fill-color="#0099cc" draw:textarea-horizontal-align="justify" draw:textarea-vertical-align="top" draw:auto-grow-height="true" draw:auto-grow-width="false" fo:min-height="14.267cm" fo:min-width="0cm" fo:padding-top="0.13cm" fo:padding-bottom="0.13cm" fo:padding-left="0.25cm" fo:padding-right="0.25cm" fo:wrap-option="wrap" draw:shadow="hidden" draw:shadow-color="#000514"/>
    </style:style>
    <style:style style:name="pr17" style:family="presentation" style:parent-style-name="Default-outline1" style:list-style-name="L7">
      <style:graphic-properties draw:stroke="none" draw:fill="none" draw:fill-color="#0099cc" draw:textarea-horizontal-align="justify" draw:textarea-vertical-align="top" draw:auto-grow-height="true" draw:auto-grow-width="false" fo:min-height="14.267cm" fo:min-width="0cm" fo:padding-top="0.13cm" fo:padding-bottom="0.13cm" fo:padding-left="0.25cm" fo:padding-right="0.25cm" fo:wrap-option="wrap" draw:shadow="hidden" draw:shadow-color="#000514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text-indent="0cm" style:writing-mode="lr-tb" style:font-independent-line-spacing="true"/>
      <style:text-properties fo:color="#ffff00" fo:font-weight="bold" style:font-weight-asian="bold" style:font-weight-complex="bold"/>
    </style:style>
    <style:style style:name="P10" style:family="paragraph">
      <style:paragraph-properties fo:margin-left="0cm" fo:margin-right="0cm" fo:text-indent="0cm" style:writing-mode="lr-tb" style:font-independent-line-spacing="true"/>
      <style:text-properties fo:color="#ffff00" fo:text-shadow="1pt 1pt"/>
    </style:style>
    <style:style style:name="P11" style:family="paragraph">
      <style:paragraph-properties fo:margin-left="0cm" fo:margin-right="0cm" fo:text-indent="0cm" style:writing-mode="lr-tb" style:font-independent-line-spacing="true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color="#ffff00" fo:font-size="19.8999996185303pt" fo:text-shadow="1pt 1pt" fo:font-weight="bold" style:font-weight-asian="bold" style:font-weight-complex="bold"/>
    </style:style>
    <style:style style:name="P13" style:family="paragraph">
      <style:paragraph-properties fo:margin-left="0cm" fo:margin-right="0cm" fo:text-indent="0cm" style:writing-mode="lr-tb" style:font-independent-line-spacing="true"/>
      <style:text-properties fo:color="#ffff00" fo:text-shadow="1pt 1pt" fo:font-weight="bold" style:font-weight-asian="bold" style:font-weight-complex="bold"/>
    </style:style>
    <style:style style:name="P14" style:family="paragraph">
      <style:paragraph-properties fo:margin-left="0cm" fo:margin-right="0cm" fo:margin-top="0.158cm" fo:margin-bottom="0cm" fo:text-indent="0cm"/>
    </style:style>
    <style:style style:name="P15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3.1999998092651pt"/>
    </style:style>
    <style:style style:name="P16" style:family="paragraph">
      <style:paragraph-properties fo:margin-left="0cm" fo:margin-right="0cm" fo:margin-top="0.246cm" fo:margin-bottom="0cm" fo:text-indent="0cm"/>
    </style:style>
    <style:style style:name="P17" style:family="paragraph">
      <style:paragraph-properties fo:margin-left="0cm" fo:margin-right="0cm" fo:margin-top="0.246cm" fo:margin-bottom="0cm" fo:text-indent="0cm" style:writing-mode="lr-tb" style:font-independent-line-spacing="true"/>
    </style:style>
    <style:style style:name="P18" style:family="paragraph">
      <style:text-properties fo:font-size="13.1999998092651pt"/>
    </style:style>
    <style:style style:name="P19" style:family="paragraph">
      <style:paragraph-properties fo:margin-left="0cm" fo:margin-right="0cm" fo:margin-top="0.282cm" fo:margin-bottom="0cm" fo:text-indent="0cm"/>
    </style:style>
    <style:style style:name="P20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P21" style:family="paragraph">
      <style:paragraph-properties fo:margin-left="0.952cm" fo:margin-right="0cm" fo:margin-top="0.211cm" fo:margin-bottom="0cm" fo:line-height="90%" fo:text-indent="-0.952cm"/>
    </style:style>
    <style:style style:name="P22" style:family="paragraph">
      <style:paragraph-properties fo:margin-left="0cm" fo:margin-right="0cm" fo:margin-top="0.211cm" fo:margin-bottom="0cm" fo:line-height="90%" fo:text-indent="0cm"/>
    </style:style>
    <style:style style:name="P23" style:family="paragraph">
      <style:paragraph-properties fo:line-height="90%"/>
    </style:style>
    <style:style style:name="P24" style:family="paragraph">
      <style:paragraph-properties fo:margin-left="0.952cm" fo:margin-right="0cm" fo:margin-top="0.211cm" fo:margin-bottom="0cm" fo:line-height="90%" fo:text-indent="-0.952cm" style:writing-mode="lr-tb" style:font-independent-line-spacing="true"/>
    </style:style>
    <style:style style:name="P25" style:family="paragraph">
      <style:paragraph-properties fo:margin-left="0.952cm" fo:margin-right="0cm" fo:margin-top="0.246cm" fo:margin-bottom="0cm" fo:text-indent="-0.952cm"/>
    </style:style>
    <style:style style:name="P26" style:family="paragraph">
      <style:paragraph-properties fo:margin-left="0cm" fo:margin-right="0cm" fo:margin-top="0.211cm" fo:margin-bottom="0cm" fo:text-indent="0cm"/>
    </style:style>
    <style:style style:name="P27" style:family="paragraph">
      <style:paragraph-properties fo:margin-left="0.952cm" fo:margin-right="0cm" fo:margin-top="0.246cm" fo:margin-bottom="0cm" fo:text-indent="-0.952cm" style:writing-mode="lr-tb" style:font-independent-line-spacing="true"/>
    </style:style>
    <style:style style:name="P28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29" style:family="paragraph">
      <style:paragraph-properties fo:margin-left="0cm" fo:margin-right="0cm" fo:text-indent="0cm" style:writing-mode="lr-tb" style:font-independent-line-spacing="true"/>
      <style:text-properties fo:color="#ffffff" fo:font-size="19.8999996185303pt" fo:text-shadow="none"/>
    </style:style>
    <style:style style:name="P30" style:family="paragraph">
      <style:paragraph-properties fo:margin-left="0.952cm" fo:margin-right="0cm" fo:margin-top="0.282cm" fo:margin-bottom="0cm" fo:line-height="90%" fo:text-indent="-0.952cm"/>
    </style:style>
    <style:style style:name="P31" style:family="paragraph">
      <style:paragraph-properties fo:margin-left="0.952cm" fo:margin-right="0cm" fo:margin-top="0.123cm" fo:margin-bottom="0cm" fo:line-height="90%" fo:text-indent="-0.952cm"/>
    </style:style>
    <style:style style:name="P32" style:family="paragraph">
      <style:paragraph-properties fo:margin-left="0cm" fo:margin-right="0cm" fo:margin-top="0.282cm" fo:margin-bottom="0cm" fo:line-height="90%" fo:text-indent="0cm"/>
    </style:style>
    <style:style style:name="P33" style:family="paragraph">
      <style:paragraph-properties fo:margin-left="0.952cm" fo:margin-right="0cm" fo:margin-top="0.282cm" fo:margin-bottom="0cm" fo:line-height="90%" fo:text-indent="-0.952cm" style:writing-mode="lr-tb" style:font-independent-line-spacing="true"/>
    </style:style>
    <style:style style:name="P34" style:family="paragraph">
      <style:paragraph-properties fo:margin-left="0cm" fo:margin-right="0cm" fo:margin-top="0.238cm" fo:margin-bottom="0cm" fo:text-indent="0cm" style:writing-mode="lr-tb" style:font-independent-line-spacing="true"/>
      <style:text-properties fo:font-size="19.8999996185303pt"/>
    </style:style>
    <style:style style:name="P35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5" style:family="text">
      <style:text-properties fo:font-family="'Lucida Sans'" style:font-style-name="Regular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6" style:family="text">
      <style:text-properties style:text-position="33% 58%"/>
    </style:style>
    <style:style style:name="T7" style:family="text">
      <style:text-properties fo:color="#ffff00" fo:font-style="italic" style:font-style-asian="italic" style:font-style-complex="italic"/>
    </style:style>
    <style:style style:name="T8" style:family="text">
      <style:text-properties fo:color="#fffff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23ff23"/>
    </style:style>
    <style:style style:name="T11" style:family="text">
      <style:text-properties fo:color="#ffff00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ff00" fo:font-size="24pt" fo:text-shadow="1pt 1pt" fo:font-weight="bold" style:font-size-asian="24pt" style:font-weight-asian="bold" style:font-size-complex="24pt" style:font-weight-complex="bold"/>
    </style:style>
    <style:style style:name="T13" style:family="text">
      <style:text-properties fo:color="#ffff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font-family="'Lucida Sans'" style:font-style-name="Regular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15" style:family="text">
      <style:text-properties style:text-position="-33% 58%" fo:font-family="'Lucida Sans'" style:font-style-name="Regular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family="'DejaVu Sans'" style:font-style-name="Condensed" style:font-family-generic="swiss" style:font-pitch="variable" fo:font-size="40pt" style:font-family-asian="'DejaVu Sans'" style:font-style-name-asian="Condensed" style:font-family-generic-asian="swiss" style:font-pitch-asian="variable" style:font-size-asian="40pt" style:font-family-complex="'DejaVu Sans'" style:font-style-name-complex="Condensed" style:font-family-generic-complex="swiss" style:font-pitch-complex="variable" style:font-size-complex="40pt"/>
    </style:style>
    <style:style style:name="T18" style:family="text">
      <style:text-properties fo:font-family="'Lucida Sans'" style:font-style-name="Regular" style:font-pitch="variable" fo:font-size="40pt" style:font-family-asian="'DejaVu Sans'" style:font-style-name-asian="Condensed" style:font-family-generic-asian="swiss" style:font-pitch-asian="variable" style:font-size-asian="40pt" style:font-family-complex="'DejaVu Sans'" style:font-style-name-complex="Condensed" style:font-family-generic-complex="swiss" style:font-pitch-complex="variable" style:font-size-complex="40pt"/>
    </style:style>
    <style:style style:name="T19" style:family="text">
      <style:text-properties fo:font-family="'Lucida Sans'" style:font-style-name="Regular" style:font-pitch="variable" fo:font-size="40pt" fo:font-style="italic" style:font-family-asian="'DejaVu Sans'" style:font-style-name-asian="Condensed" style:font-family-generic-asian="swiss" style:font-pitch-asian="variable" style:font-size-asian="40pt" style:font-style-asian="italic" style:font-family-complex="'DejaVu Sans'" style:font-style-name-complex="Condensed" style:font-family-generic-complex="swiss" style:font-pitch-complex="variable" style:font-size-complex="40pt" style:font-style-complex="italic"/>
    </style:style>
    <style:style style:name="T20" style:family="text">
      <style:text-properties style:text-position="-33% 58%" fo:font-family="'Lucida Sans'" style:font-style-name="Regular" style:font-pitch="variable" fo:font-size="40pt" fo:font-style="italic" style:font-family-asian="'DejaVu Sans'" style:font-style-name-asian="Condensed" style:font-family-generic-asian="swiss" style:font-pitch-asian="variable" style:font-size-asian="40pt" style:font-style-asian="italic" style:font-family-complex="'DejaVu Sans'" style:font-style-name-complex="Condensed" style:font-family-generic-complex="swiss" style:font-pitch-complex="variable" style:font-size-complex="40pt" style:font-style-complex="italic"/>
    </style:style>
    <style:style style:name="T21" style:family="text">
      <style:text-properties fo:color="#ffff00" fo:font-size="22pt" fo:text-shadow="1pt 1pt" fo:font-weight="bold" style:font-size-asian="22pt" style:font-weight-asian="bold" style:font-size-complex="22pt" style:font-weight-complex="bold"/>
    </style:style>
    <style:style style:name="T22" style:family="text">
      <style:text-properties fo:font-size="13.1999998092651pt"/>
    </style:style>
    <style:style style:name="T23" style:family="text">
      <style:text-properties fo:language="en" fo:country="US"/>
    </style:style>
    <style:style style:name="T24" style:family="text">
      <style:text-properties fo:font-family="'DejaVu Sans'" style:font-style-name="Condensed" style:font-family-generic="swiss" style:font-pitch="variable" fo:language="el" fo:country="GR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25" style:family="text">
      <style:text-properties style:text-position="30% 58%" fo:language="en" fo:country="US" style:font-family-asian="'Arial Unicode MS'" style:font-family-generic-asian="swiss" style:font-pitch-asian="variable" style:font-family-complex="'Arial Unicode MS'" style:font-family-generic-complex="swiss" style:font-pitch-complex="variable"/>
    </style:style>
    <style:style style:name="T26" style:family="text">
      <style:text-properties fo:font-size="28pt" fo:language="en" fo:country="US" style:font-size-asian="28pt" style:font-size-complex="28pt"/>
    </style:style>
    <style:style style:name="T27" style:family="text">
      <style:text-properties fo:color="#ffff00" fo:font-size="28pt" fo:language="en" fo:country="US" style:font-size-asian="28pt" style:font-size-complex="28pt"/>
    </style:style>
    <style:style style:name="T28" style:family="text">
      <style:text-properties fo:font-family="'DejaVu Sans'" style:font-style-name="Condensed" style:font-family-generic="swiss" style:font-pitch="variable" fo:font-size="28pt" fo:language="en" fo:country="US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29" style:family="text">
      <style:text-properties fo:font-family="'Lucida Sans'" style:font-style-name="Regular" style:font-pitch="variable" fo:font-size="28pt" fo:language="en" fo:country="US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30" style:family="text">
      <style:text-properties fo:font-size="40pt" fo:font-style="italic" style:font-size-asian="40pt" style:font-style-asian="italic" style:font-size-complex="40pt" style:font-style-complex="italic"/>
    </style:style>
    <style:style style:name="T31" style:family="text">
      <style:text-properties fo:font-size="26pt" fo:language="en" fo:country="US" style:font-size-asian="26pt" style:font-size-complex="26pt"/>
    </style:style>
    <style:style style:name="T32" style:family="text">
      <style:text-properties fo:color="#ffff00" fo:font-size="26pt" fo:language="en" fo:country="US" style:font-size-asian="26pt" style:font-size-complex="26pt"/>
    </style:style>
    <style:style style:name="T33" style:family="text">
      <style:text-properties fo:color="#ffff00" fo:font-size="26pt" fo:language="en" fo:country="US" style:text-underline-style="solid" style:text-underline-width="auto" style:text-underline-color="font-color" style:font-size-asian="26pt" style:font-size-complex="26pt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color="#ffff00" fo:font-size="28pt" style:font-size-asian="28pt" style:font-size-complex="28pt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fo:color="#ffff00" fo:font-size="24pt" style:font-size-asian="24pt" style:font-size-complex="24pt"/>
    </style:style>
    <style:style style:name="T39" style:family="text">
      <style:text-properties fo:color="#23ff23" fo:font-size="24pt" style:font-size-asian="24pt" style:font-size-complex="24pt"/>
    </style:style>
    <style:style style:name="T40" style:family="text">
      <style:text-properties fo:color="#ffff00" fo:font-style="normal" style:font-style-asian="normal" style:font-style-complex="normal"/>
    </style:style>
    <style:style style:name="T41" style:family="text">
      <style:text-properties fo:color="#23ff23" fo:language="en" fo:country="US"/>
    </style:style>
    <style:style style:name="T42" style:family="text">
      <style:text-properties fo:language="en" fo:country="US" fo:font-style="italic" style:font-style-asian="italic" style:font-style-complex="italic"/>
    </style:style>
    <style:style style:name="T43" style:family="text">
      <style:text-properties fo:language="en" fo:country="US" fo:font-style="normal" style:font-style-asian="normal" style:font-style-complex="normal"/>
    </style:style>
    <style:style style:name="T44" style:family="text">
      <style:text-properties fo:color="#ffff00" fo:language="en" fo:country="US"/>
    </style:style>
    <style:style style:name="T45" style:family="text">
      <style:text-properties fo:language="en" fo:country="US" fo:font-weight="bold" style:font-weight-asian="bold" style:font-weight-complex="bold"/>
    </style:style>
    <style:style style:name="T46" style:family="text">
      <style:text-properties fo:color="#ffff00" fo:language="en" fo:country="US" fo:font-weight="bold" style:font-weight-asian="bold" style:font-weight-complex="bold"/>
    </style:style>
    <style:style style:name="T47" style:family="text">
      <style:text-properties fo:color="#ffff00" fo:font-size="19.8999996185303pt"/>
    </style:style>
    <style:style style:name="T48" style:family="text">
      <style:text-properties fo:color="#ffffff" fo:font-size="19.8999996185303pt"/>
    </style:style>
    <style:style style:name="T49" style:family="text">
      <style:text-properties fo:color="#ffffff" fo:font-size="19.8999996185303pt" fo:text-shadow="none"/>
    </style:style>
    <style:style style:name="T50" style:family="text">
      <style:text-properties fo:color="#ffff00" fo:font-size="19.8999996185303pt" fo:text-shadow="none"/>
    </style:style>
    <style:style style:name="T51" style:family="text">
      <style:text-properties fo:color="#ffff00" fo:font-size="19.8999996185303pt" fo:language="en" fo:country="US"/>
    </style:style>
    <style:style style:name="T52" style:family="text">
      <style:text-properties fo:color="#ffffff" fo:font-size="19.8999996185303pt" fo:language="en" fo:country="US"/>
    </style:style>
    <style:style style:name="T53" style:family="text">
      <style:text-properties fo:font-size="13.1999998092651pt" fo:font-style="italic" style:font-style-asian="italic" style:font-style-complex="italic"/>
    </style:style>
    <style:style style:name="T54" style:family="text">
      <style:text-properties fo:font-size="40pt" fo:font-style="normal" style:font-size-asian="40pt" style:font-style-asian="normal" style:font-size-complex="40pt" style:font-style-complex="normal"/>
    </style:style>
    <style:style style:name="T55" style:family="text">
      <style:text-properties fo:font-size="14pt" fo:language="en" fo:country="US" style:font-size-asian="14pt" style:font-size-complex="14pt"/>
    </style:style>
    <style:style style:name="T56" style:family="text">
      <style:text-properties fo:color="#ffffff" fo:font-size="19.8999996185303pt" fo:font-style="italic" style:font-style-asian="italic" style:font-style-complex="italic"/>
    </style:style>
    <style:style style:name="T57" style:family="text">
      <style:text-properties fo:color="#ffff00" style:text-position="-33% 58%" fo:font-size="19.8999996185303pt"/>
    </style:style>
    <style:style style:name="T58" style:family="text">
      <style:text-properties fo:color="#ffffff" fo:font-size="19.8999996185303pt" fo:font-style="normal" style:font-style-asian="normal" style:font-style-complex="normal"/>
    </style:style>
    <style:style style:name="T59" style:family="text">
      <style:text-properties fo:color="#ffffff" fo:font-family="'DejaVu Sans'" style:font-style-name="Condensed" style:font-family-generic="swiss" style:font-pitch="variable" fo:font-size="19.8999996185303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60" style:family="text">
      <style:text-properties fo:color="#ffffff" fo:font-family="'Lucida Sans'" style:font-style-name="Regular" style:font-pitch="variable" fo:font-size="19.8999996185303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61" style:family="text">
      <style:text-properties fo:font-size="13.1999998092651pt" fo:language="en" fo:country="US"/>
    </style:style>
    <style:style style:name="T62" style:family="text">
      <style:text-properties fo:font-size="13.1999998092651pt" fo:language="en" fo:country="US" fo:font-weight="bold" style:font-weight-asian="bold" style:font-weight-complex="bold"/>
    </style:style>
    <style:style style:name="T63" style:family="text">
      <style:text-properties fo:color="#23ff23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min-label-width="0.952cm"/>
        <style:text-properties fo:font-family="Wingdings" style:font-pitch="variable" style:font-charset="x-symbol" fo:color="#ffcc00" fo:font-size="7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0000" fo:font-size="7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00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</text:list-style>
  </office:automatic-styles>
  <office:body>
    <office:presentation>
      <presentation:footer-decl presentation:name="ftr1">CPSY501: Intro</presentation:footer-decl>
      <presentation:footer-decl presentation:name="ftr2">CMPTxxxx</presentation:footer-decl>
      <presentation:date-time-decl presentation:name="dtd1" presentation:source="fixed">10 Sep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PSY 501: Advanced Statistic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0 Sep 2010</text:p>
            <text:p text:style-name="P1">Instructor: Dr. Sean Ho</text:p>
            <text:p text:style-name="P1">TA: Kafui Sawyer</text:p>
            <text:p text:style-name="P1"/>
            <text:p text:style-name="P1">cpsy501.seanho.com</text:p>
          </draw:text-box>
        </draw:frame>
        <draw:rect draw:style-name="gr1" draw:text-style-name="P3" draw:layer="layout" svg:width="7.622cm" svg:height="2.517cm" svg:x="19.683cm" svg:y="7.643cm">
          <text:list text:style-name="L2">
            <text:list-item>
              <text:p text:style-name="P2"><text:span text:style-name="T1">No </text:span><text:span text:style-name="T2">food</text:span><text:span text:style-name="T1">/drink in</text:span><text:span text:style-name="T1"><text:line-break/></text:span><text:span text:style-name="T1">the computer lab,</text:span><text:span text:style-name="T1"><text:line-break/></text:span><text:span text:style-name="T1">please!</text:span></text:p>
            </text:list-item>
          </text:list>
        </draw:rect>
        <draw:rect draw:style-name="gr1" draw:text-style-name="P3" draw:layer="layout" svg:width="7.622cm" svg:height="3.152cm" svg:x="19.685cm" svg:y="10.795cm">
          <text:list text:style-name="L2">
            <text:list-item>
              <text:p text:style-name="P2"><text:span text:style-name="T1">Please pick-up:</text:span></text:p>
              <text:list>
                <text:list-item>
                  <text:p text:style-name="P2"><text:span text:style-name="T2">Syllabus</text:span></text:p>
                </text:list-item>
                <text:list-item>
                  <text:p text:style-name="P2"><text:span text:style-name="T2">Project Handout</text:span></text:p>
                </text:list-item>
                <text:list-item>
                  <text:p text:style-name="P2"><text:span text:style-name="T2">HW 1</text:span></text:p>
                </text:list-item>
              </text:list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utline for today</text:p>
          </draw:text-box>
        </draw:frame>
        <draw:frame presentation:style-name="pr5" draw:text-style-name="P5" draw:layer="layout" svg:width="25.199cm" svg:height="14.99cm" svg:x="1.4cm" svg:y="4.507cm" presentation:class="outline" presentation:user-transformed="true">
          <draw:text-box>
            <text:list text:style-name="L3">
              <text:list-item>
                <text:p text:style-name="P1"><text:span text:style-name="T3">Welcome</text:span>, devotional, introductions</text:p>
              </text:list-item>
              <text:list-item>
                <text:p text:style-name="P1">Administrative details: <text:span text:style-name="T3">syllabus</text:span>, schedule</text:p>
                <text:list>
                  <text:list-item>
                    <text:p>MyCourses, SPSS, textbook</text:p>
                  </text:list-item>
                </text:list>
              </text:list-item>
              <text:list-item>
                <text:p>Stats <text:span text:style-name="T3">review</text:span>:</text:p>
                <text:list>
                  <text:list-item>
                    <text:p>Purpose, <text:span text:style-name="T3">research questions</text:span></text:p>
                  </text:list-item>
                  <text:list-item>
                    <text:p>Linear <text:span text:style-name="T3">models</text:span></text:p>
                  </text:list-item>
                  <text:list-item>
                    <text:p><text:span text:style-name="T3">Correlation</text:span>, Spearman's <text:span text:style-name="T4">ρ</text:span><text:span text:style-name="T5">,</text:span> <text:span text:style-name="T4">χ</text:span><text:span text:style-name="T6">2</text:span>,</text:p>
                  </text:list-item>
                  <text:list-item>
                    <text:p>Comparing means (<text:span text:style-name="T7">t</text:span><text:span text:style-name="T3">-test</text:span>): RM vs. groups</text:p>
                  </text:list-item>
                </text:list>
              </text:list-item>
              <text:list-item>
                <text:p>Data Analysis <text:span text:style-name="T3">Project</text:span>, HW <text:span text:style-name="T3">Assignment</text:span> 1</text:p>
                <text:list>
                  <text:list-item>
                    <text:p>Kafui's SPSS <text:span text:style-name="T3">tutorial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tats review: purpose</text:p>
          </draw:text-box>
        </draw:frame>
        <draw:frame presentation:style-name="pr8" draw:layer="layout" svg:width="25.199cm" svg:height="14.129cm" svg:x="1.4cm" svg:y="4.507cm" presentation:class="outline" presentation:user-transformed="true">
          <draw:text-box>
            <text:list text:style-name="L3">
              <text:list-item>
                <text:p>What is the <text:span text:style-name="T3">purpose</text:span> of statistical analysis in counselling psychology research?</text:p>
                <text:list>
                  <text:list-item>
                    <text:p>→ <text:span text:style-name="T3">Research questions</text:span>!</text:p>
                  </text:list-item>
                </text:list>
              </text:list-item>
              <text:list-item>
                <text:p>Statistics allows us to (1) <text:span text:style-name="T3">pose</text:span> new questions<text:line-break/>and (2) <text:span text:style-name="T3">answer</text:span> them – decision-making tool</text:p>
                <text:list>
                  <text:list-item>
                    <text:p>Is an <text:span text:style-name="T3">effect</text:span>/relationship real? How <text:span text:style-name="T3">strong</text:span>?</text:p>
                  </text:list-item>
                </text:list>
              </text:list-item>
              <text:list-item>
                <text:p>Possible <text:span text:style-name="T3">limitations</text:span>, assumptions:</text:p>
                <text:list>
                  <text:list-item>
                    <text:p>Danger of extreme <text:span text:style-name="T3">reductionism</text:span></text:p>
                  </text:list-item>
                  <text:list-item>
                    <text:p><text:span text:style-name="T3">Neutrality</text:span> of observation, <text:span text:style-name="T3">objectivity</text:span></text:p>
                  </text:list-item>
                  <text:list-item>
                    <text:p>Looking at <text:span text:style-name="T3">groups</text:span>, not individual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g draw:id="id19">
          <draw:custom-shape draw:style-name="gr3" draw:text-style-name="P6" draw:layer="layout" svg:width="6.95cm" svg:height="6.95cm" svg:x="19.719cm" svg:y="2.64cm">
            <text:p/>
            <draw:enhanced-geometry svg:viewBox="0 0 21600 21600" draw:text-areas="0 0 21600 21600" draw:type="circular-arrow" draw:modifiers="-136.529896249758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" draw:text-style-name="P6" draw:layer="layout" svg:width="6.95cm" svg:height="6.95cm" svg:x="19.72cm" svg:y="2.641cm">
            <text:p/>
            <draw:enhanced-geometry svg:viewBox="0 0 21600 21600" draw:text-areas="0 0 21600 21600" draw:type="circular-arrow" draw:modifiers="43.0854837423229 179.847887668439 5489.897889686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presentation:style-name="pr7" draw:layer="layout" svg:width="25.199cm" svg:height="2.927cm" svg:x="1cm" svg:y="0.462cm" presentation:class="title">
          <draw:text-box>
            <text:p>Cycles in statistical analysi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>Formulate <text:span text:style-name="T3">research question</text:span></text:p>
              </text:list-item>
              <text:list-item>
                <text:p><text:span text:style-name="T3">Data prep</text:span>: input errors/typos,<text:line-break/>missing data, univariate outliers</text:p>
              </text:list-item>
              <text:list-item>
                <text:p><text:span text:style-name="T3">Explore</text:span> variables: IV, DV, descriptives</text:p>
              </text:list-item>
              <text:list-item>
                <text:p><text:span text:style-name="T3">Model</text:span> building: choose a model based on RQ</text:p>
              </text:list-item>
              <text:list-item>
                <text:p>Model testing: are <text:span text:style-name="T3">assumptions</text:span> met?</text:p>
                <text:list>
                  <text:list-item>
                    <text:p>If not, either clean <text:span text:style-name="T3">data</text:span> or change <text:span text:style-name="T3">model</text:span></text:p>
                  </text:list-item>
                  <text:list-item>
                    <text:p>May need to <text:span text:style-name="T3">modify RQ!</text:span></text:p>
                  </text:list-item>
                </text:list>
              </text:list-item>
              <text:list-item>
                <text:p>Run final model and interpret <text:span text:style-name="T3">resul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2">
                  <anim:set smil:begin="0s" smil:dur="0.001s" smil:fill="hold" smil:targetElement="id19" smil:attributeName="visibility" smil:to="visible"/>
                  <anim:transitionFilter smil:dur="2s" smil:targetElement="id19" smil:type="pinWheelWipe" smil:subtype="twoBladeVertical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Research question: example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id="id20">RQ: <text:span text:style-name="T3">are men taller than women?</text:span></text:p>
                <text:list>
                  <text:list-item>
                    <text:p text:id="id21">Is this relationship real? <text:s/>How strong is it?</text:p>
                  </text:list-item>
                </text:list>
              </text:list-item>
              <text:list-item>
                <text:p text:id="id22">What are the <text:span text:style-name="T3">variables</text:span>? <text:span text:style-name="T3">IV</text:span>/<text:span text:style-name="T3">DV</text:span>? Level of <text:span text:style-name="T3">meas</text:span>?</text:p>
                <text:list>
                  <text:list-item>
                    <text:p text:id="id23">Levels of <text:span text:style-name="T3">measurement</text:span>: categorical, ordinal, scale (interval, ratio)</text:p>
                  </text:list-item>
                  <text:list-item>
                    <text:p text:id="id24">IV: <text:span text:style-name="T3">gender</text:span> (dichot), DV: <text:span text:style-name="T3">height</text:span> (scale)</text:p>
                  </text:list-item>
                </text:list>
              </text:list-item>
              <text:list-item>
                <text:p text:id="id25">What type of <text:span text:style-name="T3">test</text:span> should we use?</text:p>
                <text:list>
                  <text:list-item>
                    <text:p text:id="id26">Independent samples: <text:span text:style-name="T7">t</text:span><text:span text:style-name="T3">-test</text:span></text:p>
                  </text:list-item>
                </text:list>
              </text:list-item>
              <text:list-item>
                <text:p text:id="id27"><text:span text:style-name="T3">Limitations</text:span>/assumptions of this test?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Model-building proces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Operationally <text:span text:style-name="T3">define</text:span> a phenomenon: variables</text:p>
              </text:list-item>
              <text:list-item>
                <text:p><text:span text:style-name="T3">Measure</text:span> it (collect data)</text:p>
              </text:list-item>
              <text:list-item>
                <text:p><text:span text:style-name="T3">Build</text:span> a model: verify data meet <text:span text:style-name="T3">assumptions</text:span> and <text:span text:style-name="T3">input</text:span> data into model</text:p>
              </text:list-item>
              <text:list-item>
                <text:p>Draw <text:span text:style-name="T3">conclusions</text:span> and/or predictions about the phenomenon in the “<text:span text:style-name="T3">real world</text:span>” population</text:p>
                <text:list>
                  <text:list-item>
                    <text:p>e.g., if child A holds 2 apples, B:6 apples, and C:1, how many apples is a child most likely to have?</text:p>
                  </text:list-item>
                  <text:list-item>
                    <text:p>Individual vs. group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tatistical model: example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id="id28">RQ: <text:span text:style-name="T3">does self-esteem correlate with school performance?</text:span></text:p>
              </text:list-item>
              <text:list-item>
                <text:p text:id="id29"><text:span text:style-name="T8">How do we </text:span><text:span text:style-name="T3">measure </text:span>/ gather data?</text:p>
                <text:list>
                  <text:list-item>
                    <text:p text:id="id30"><text:span text:style-name="T3">Questionnaire</text:span> and <text:span text:style-name="T3">marks</text:span></text:p>
                  </text:list-item>
                </text:list>
              </text:list-item>
              <text:list-item>
                <text:p text:id="id31">Choose <text:span text:style-name="T3">model</text:span>: correlation</text:p>
              </text:list-item>
              <text:list-item>
                <text:p text:id="id32"><text:span text:style-name="T3">Assumptions</text:span>! Measures, procedures, model</text:p>
              </text:list-item>
              <text:list-item>
                <text:p text:id="id33">Make <text:span text:style-name="T3">conclusions</text:span>: based on assumptions</text:p>
                <text:list>
                  <text:list-item>
                    <text:p text:id="id34">Objectivity, individual vs. group,</text:p>
                  </text:list-item>
                  <text:list-item>
                    <text:p text:id="id35"><text:span text:style-name="T3">Linearity</text:span> is a big assumption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Linear modelling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>A <text:span text:style-name="T3">linear model</text:span> is a straight “line” that best fits the observed data</text:p>
                <text:list>
                  <text:list-item>
                    <text:p>Minimizes <text:span text:style-name="T3">error</text:span> (least-squares) of model</text:p>
                  </text:list-item>
                </text:list>
              </text:list-item>
              <text:list-item>
                <text:p>Use <text:span text:style-name="T3">analytic</text:span> techniques to <text:span text:style-name="T3">derive</text:span> the equation of the linear model directly from the data, or</text:p>
              </text:list-item>
              <text:list-item>
                <text:p>Use <text:span text:style-name="T3">optimization</text:span> techniques to try to find the line that maximizes the <text:span text:style-name="T3">goodness of fit</text:span> between model and data:</text:p>
                <text:list>
                  <text:list-item>
                    <text:p><text:span text:style-name="T3">Test statistic</text:span> =<text:line-break/>(variance due to <text:span text:style-name="T3">model</text:span>) / (due to <text:span text:style-name="T3">error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Linear modelling: summary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>Statistics are used to build models of psychological <text:span text:style-name="T3">phenomena</text:span> out of <text:span text:style-name="T3">observations</text:span> gathered from specific <text:span text:style-name="T3">samples</text:span> of individuals</text:p>
              </text:list-item>
              <text:list-item>
                <text:p>The most common type of statistical model is <text:span text:style-name="T3">linear</text:span> – straight “line” (or plane, hyperplane, …) that minimizes <text:span text:style-name="T3">distance</text:span> from model to data</text:p>
              </text:list-item>
              <text:list-item>
                <text:p>The <text:span text:style-name="T3">adequacy</text:span> of the model to explain the data can be calculated through <text:span text:style-name="T3">test statistics</text:span></text:p>
                <text:list>
                  <text:list-item>
                    <text:p>If there is a <text:span text:style-name="T3">poor fit</text:span>, the model may need to be revised, or to consider additional confounding variabl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Linear modelling: limitations</text:p>
          </draw:text-box>
        </draw:frame>
        <draw:frame presentation:style-name="pr8" draw:layer="layout" svg:width="25.199cm" svg:height="14.451cm" svg:x="1.4cm" svg:y="4.507cm" presentation:class="outline" presentation:user-transformed="true">
          <draw:text-box>
            <text:list text:style-name="L3">
              <text:list-item>
                <text:p>What if vars are <text:span text:style-name="T3">not</text:span> related in a linear way?</text:p>
              </text:list-item>
              <text:list-item>
                <text:p>Many common procedures (some <text:span text:style-name="T3">ANOVA</text:span>, some <text:span text:style-name="T3">regression</text:span>) depend strongly on <text:span text:style-name="T3">linearity</text:span></text:p>
                <text:list>
                  <text:list-item>
                    <text:p>If linearity is violated, results are only very <text:span text:style-name="T3">approximate</text:span></text:p>
                  </text:list-item>
                  <text:list-item>
                    <text:p>Even <text:span text:style-name="T3">non-parametric</text:span> models are often approximations using group patterns</text:p>
                  </text:list-item>
                </text:list>
              </text:list-item>
              <text:list-item>
                <text:p><text:span text:style-name="T3">Reifying</text:span> models: “correct” the data to better fit the assumptions of the model!</text:p>
              </text:list-item>
              <text:list-item>
                <text:p><text:span text:style-name="T3">Examples</text:span> of psychological phenomena vars that are related non-linearly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Linear Correlation</text:p>
          </draw:text-box>
        </draw:frame>
        <draw:frame presentation:style-name="pr8" draw:layer="layout" svg:width="25.199cm" svg:height="14.129cm" svg:x="1.4cm" svg:y="4.507cm" presentation:class="outline" presentation:user-transformed="true">
          <draw:text-box>
            <text:list text:style-name="L3">
              <text:list-item>
                <text:p>A measure of the strength of the <text:span text:style-name="T3">linear</text:span> relationship between two variables</text:p>
              </text:list-item>
              <text:list-item>
                <text:p>Relies on measuring <text:span text:style-name="T3">covariance</text:span> between vars</text:p>
                <text:list>
                  <text:list-item>
                    <text:p>When <text:span text:style-name="T3">one</text:span> var <text:span text:style-name="T3">deviates</text:span> from mean, does the <text:span text:style-name="T3">other</text:span> var also deviate?</text:p>
                  </text:list-item>
                  <text:list-item>
                    <text:p>Does it deviate in the <text:span text:style-name="T3">same</text:span> direction?</text:p>
                  </text:list-item>
                </text:list>
              </text:list-item>
              <text:list-item>
                <text:p><text:span text:style-name="T3">Correlation</text:span> is a value between -1 and +1</text:p>
                <text:list>
                  <text:list-item>
                    <text:p>Close to +1: <text:span text:style-name="T3">positive</text:span> relationship</text:p>
                  </text:list-item>
                  <text:list-item>
                    <text:p>Close to -1: <text:span text:style-name="T3">negative</text:span> relationship</text:p>
                  </text:list-item>
                  <text:list-item>
                    <text:p>Close to 0: <text:span text:style-name="T3">no</text:span> relationship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Measuring correl: Pearson's <text:span text:style-name="T9">r</text:span>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The most common way to measure correlation is <text:span text:style-name="T3">Pearson's product-moment correlation</text:span> coefficient, named <text:span text:style-name="T7">r</text:span>:</text:p>
              </text:list-item>
              <text:list-item>
                <text:p>Requires <text:span text:style-name="T3">parametric</text:span> data:</text:p>
                <text:list>
                  <text:list-item>
                    <text:p><text:span text:style-name="T3">Indep</text:span> obs, <text:span text:style-name="T3">scale</text:span> level, <text:span text:style-name="T3">normally</text:span> distrib!</text:p>
                  </text:list-item>
                </text:list>
              </text:list-item>
              <text:list-item>
                <text:p><text:span text:style-name="T3">Example</text:span>: <text:span text:style-name="T10"><text:a xlink:href="http://twu.seanho.com/10fall/cpsy501/lectures/.data/ExamAnxiety.sav">ExamAnxiety.sav</text:a></text:span></text:p>
                <text:list>
                  <text:list-item>
                    <text:p>Measured <text:span text:style-name="T3">anxiety</text:span> before exam,<text:line-break/>time spent <text:span text:style-name="T3">reviewing</text:span> before exam, and<text:line-break/>exam <text:span text:style-name="T3">performance</text:span> (% score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Pearson's correlation coeff</text:p>
          </draw:text-box>
        </draw:frame>
        <draw:frame draw:style-name="gr4" draw:text-style-name="P7" draw:layer="layout" svg:width="20.955cm" svg:height="10.314cm" svg:x="2.541cm" svg:y="6.563cm">
          <draw:image xlink:href="Pictures/2000017800003F9000001E48B0D65E19.wmf" xlink:type="simple" xlink:show="embed" xlink:actuate="onLoad">
            <text:p/>
          </draw:image>
        </draw:frame>
        <draw:g>
          <draw:custom-shape draw:style-name="gr5" draw:text-style-name="P8" draw:layer="layout" svg:width="5.08cm" svg:height="1.059cm" svg:x="7.409cm" svg:y="9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7" draw:layer="layout" svg:x1="9.949cm" svg:y1="6.351cm" svg:x2="9.949cm" svg:y2="9.314cm">
            <text:p/>
          </draw:line>
        </draw:g>
        <draw:custom-shape draw:style-name="gr7" draw:text-style-name="P9" draw:layer="layout" svg:width="5.715cm" svg:height="3.174cm" svg:x="6.01cm" svg:y="3.811cm">
          <text:p text:style-name="P1"><text:span text:style-name="T11">Name of Correlation Statistic</text:span></text:p>
          <draw:enhanced-geometry svg:viewBox="0 0 21600 21600" draw:type="mso-spt202" draw:enhanced-path="M 0 0 L 21600 0 21600 21600 0 21600 0 0 Z N"/>
        </draw:custom-shape>
        <draw:line draw:style-name="gr6" draw:text-style-name="P7" draw:layer="layout" svg:x1="21.59cm" svg:y1="13.971cm" svg:x2="18.627cm" svg:y2="15.664cm">
          <text:p/>
        </draw:line>
        <draw:line draw:style-name="gr8" draw:text-style-name="P7" draw:layer="layout" svg:x1="18.416cm" svg:y1="12.278cm" svg:x2="18.628cm" svg:y2="12.278cm">
          <text:p/>
        </draw:line>
        <draw:g>
          <draw:custom-shape draw:style-name="gr5" draw:text-style-name="P8" draw:layer="layout" svg:width="1.27cm" svg:height="0.847cm" svg:x="17.781cm" svg:y="10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1.34cm" svg:height="4.234cm" svg:x="18.628cm" svg:y="6.139cm">
            <text:p/>
            <draw:enhanced-geometry svg:viewBox="0 0 304 960" draw:type="non-primitive" draw:enhanced-path="M 0 0 C 136 112 272 224 288 384 304 544 128 864 96 960 N"/>
          </draw:custom-shape>
          <draw:custom-shape draw:style-name="gr5" draw:text-style-name="P8" draw:layer="layout" svg:width="1.27cm" svg:height="0.847cm" svg:x="20.955cm" svg:y="13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0" draw:layer="layout" svg:width="10.161cm" svg:height="4.321cm" svg:x="13.13cm" svg:y="16.276cm">
          <text:p text:style-name="P1"><text:span text:style-name="T12">Each variable is perfectly correlated with itself!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6.35cm" svg:height="3.174cm" svg:x="13.97cm" svg:y="3.81cm">
          <text:p text:style-name="P1"><text:span text:style-name="T11">Significance Value (</text:span><text:span text:style-name="T13">p</text:span><text:span text:style-name="T11">)</text:span></text:p>
          <draw:enhanced-geometry svg:viewBox="0 0 21600 21600" draw:type="mso-spt202" draw:enhanced-path="M 0 0 L 21600 0 21600 21600 0 21600 0 0 Z N"/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pearman's Rho (<text:span text:style-name="T4">ρ</text:span><text:span text:style-name="T5"> or </text:span><text:span text:style-name="T14">r</text:span><text:span text:style-name="T15">s</text:span><text:span text:style-name="T5">)</text:span></text:p>
          </draw:text-box>
        </draw:frame>
        <draw:frame presentation:style-name="pr8" draw:layer="layout" svg:width="25.199cm" svg:height="14.961cm" svg:x="1.471cm" svg:y="4.445cm" presentation:class="outline" presentation:user-transformed="true">
          <draw:text-box>
            <text:list text:style-name="L3">
              <text:list-item>
                <text:p>Another way of calculating correlation</text:p>
              </text:list-item>
              <text:list-item>
                <text:p><text:span text:style-name="T3">Non-parametric</text:span>: can be used when data violate parametricity assumptions</text:p>
              </text:list-item>
              <text:list-item>
                <text:p>No free lunch: <text:span text:style-name="T3">loses</text:span> information about data</text:p>
              </text:list-item>
              <text:list-item>
                <text:p>Spearman's works by first <text:span text:style-name="T3">ranking</text:span> the data, then applying Pearson's to those ranks</text:p>
              </text:list-item>
              <text:list-item>
                <text:p><text:span text:style-name="T3">Example</text:span>: <text:span text:style-name="T10"><text:a xlink:href="http://twu.seanho.com/10fall/cpsy501/lectures/.data/grades.sav">grades.sav</text:a></text:span></text:p>
                <text:list>
                  <text:list-item>
                    <text:p>grade on a national math <text:span text:style-name="T3">exam</text:span> (GCSE) </text:p>
                  </text:list-item>
                  <text:list-item>
                    <text:p>grade in a univ. stats <text:span text:style-name="T3">course</text:span> (STATS)</text:p>
                  </text:list-item>
                  <text:list-item>
                    <text:p>coded by “<text:span text:style-name="T3">letter</text:span>” (A=1, B=2, C=3, ...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pearman’s Rho [ρ, or rs]   (Non-parametric Correlations)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1" draw:layer="layout" svg:width="25.2cm" svg:height="2.3cm" svg:x="1.27cm" svg:y="0.635cm" presentation:class="title" presentation:user-transformed="true">
          <draw:text-box>
            <text:p><text:span text:style-name="T16">Spearman's Rho (</text:span><text:span text:style-name="T17">ρ</text:span><text:span text:style-name="T18"> or </text:span><text:span text:style-name="T19">r</text:span><text:span text:style-name="T20">s</text:span><text:span text:style-name="T18">): ex</text:span></text:p>
          </draw:text-box>
        </draw:frame>
        <draw:frame draw:style-name="gr4" draw:text-style-name="P7" draw:layer="layout" svg:width="25.166cm" svg:height="9.401cm" svg:x="1.633cm" svg:y="6.833cm">
          <draw:image xlink:href="Pictures/200000F100003EA2000016BD4E12D3A3.wmf" xlink:type="simple" xlink:show="embed" xlink:actuate="onLoad">
            <text:p/>
          </draw:image>
        </draw:frame>
        <draw:custom-shape draw:style-name="gr11" draw:text-style-name="P8" draw:layer="layout" svg:width="4.9cm" svg:height="1.27cm" svg:x="1.86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id="id1" draw:layer="layout" svg:x1="3.965cm" svg:y1="7.3cm" svg:x2="3.965cm" svg:y2="9.166cm">
          <text:p/>
        </draw:line>
        <draw:custom-shape draw:style-name="gr11" draw:text-style-name="P8" draw:id="id2" draw:layer="layout" svg:width="1.634cm" svg:height="0.934cm" svg:x="11.899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5.231cm" svg:height="1.192cm" svg:x="5.197cm" svg:y="16.399cm">
          <text:p text:style-name="P1"><text:span text:style-name="T21">Sample Size</text:span></text:p>
          <draw:enhanced-geometry svg:viewBox="0 0 21600 21600" draw:type="mso-spt202" draw:enhanced-path="M 0 0 L 21600 0 21600 21600 0 21600 0 0 Z N"/>
        </draw:custom-shape>
        <draw:custom-shape draw:style-name="gr11" draw:text-style-name="P8" draw:id="id4" draw:layer="layout" svg:width="1.634cm" svg:height="0.934cm" svg:x="23.565cm" svg:y="9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id="id3" draw:layer="layout" svg:width="5.833cm" svg:height="2.123cm" svg:x="18.297cm" svg:y="16.51cm">
          <text:p text:style-name="P1"><text:span text:style-name="T21">Correlation is positive</text:span></text:p>
          <draw:enhanced-geometry svg:viewBox="0 0 21600 21600" draw:type="mso-spt202" draw:enhanced-path="M 0 0 L 21600 0 21600 21600 0 21600 0 0 Z N"/>
        </draw:custom-shape>
        <draw:custom-shape draw:style-name="gr7" draw:text-style-name="P13" draw:layer="layout" svg:width="5.715cm" svg:height="3.174cm" svg:x="2.911cm" svg:y="3.811cm">
          <text:p text:style-name="P1"><text:span text:style-name="T21">Name of Correlation Statistic</text:span></text:p>
          <draw:enhanced-geometry svg:viewBox="0 0 21600 21600" draw:type="mso-spt202" draw:enhanced-path="M 0 0 L 21600 0 21600 21600 0 21600 0 0 Z N"/>
        </draw:custom-shape>
        <draw:connector draw:style-name="gr14" draw:text-style-name="P6" draw:layer="layout" draw:type="line" svg:x1="5.768cm" svg:y1="6.685cm" svg:x2="3.965cm" svg:y2="9.166cm" draw:end-shape="id1" draw:end-glue-point="2" svg:d="m5768 6685-1803 2481">
          <text:p/>
        </draw:connector>
        <draw:connector draw:style-name="gr15" draw:text-style-name="P6" draw:layer="layout" draw:type="line" svg:x1="7.902cm" svg:y1="16.447cm" svg:x2="12.716cm" svg:y2="12.199cm" draw:end-shape="id2" draw:end-glue-point="8" svg:d="m7902 16447 4814-4248">
          <text:p/>
        </draw:connector>
        <draw:connector draw:style-name="gr16" draw:text-style-name="P6" draw:layer="layout" draw:type="curve" svg:x1="21.213cm" svg:y1="16.51cm" svg:x2="23.565cm" svg:y2="10.132cm" draw:start-shape="id3" draw:start-glue-point="0" draw:end-shape="id4" draw:end-glue-point="6" svg:d="m21213 16510c0-4252 784-6378 2352-6378">
          <text:p/>
        </draw:connector>
        <presentation:notes draw:style-name="dp4">
          <draw:page-thumbnail draw:layer="layout" svg:width="14.393cm" svg:height="10.478cm" svg:x="3.598cm" svg:y="2.095cm" draw:page-number="15"/>
          <draw:frame presentation:style-name="pr11" draw:text-style-name="P15" draw:layer="layout" svg:width="17.272cm" svg:height="12.574cm" svg:x="2.158cm" svg:y="13.271cm" presentation:class="notes" presentation:user-transformed="true">
            <draw:text-box>
              <text:p text:style-name="P14"><text:span text:style-name="T22">The correlation is positive: can conclude that as GCSE Grades improve, there is a corresponding improvement in grades for statistics.</text:span></text:p>
            </draw:text-box>
          </draw:frame>
        </presentation:notes>
      </draw:page>
      <draw:page draw:name="Chi-Square [Χ2]  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1" draw:layer="layout" svg:width="25.199cm" svg:height="3.438cm" svg:x="1cm" svg:y="0.207cm" presentation:class="title">
          <draw:text-box>
            <text:p text:style-name="P1"><text:span text:style-name="T23">Chi-Square test (</text:span><text:span text:style-name="T24">χ</text:span><text:span text:style-name="T25">2</text:span><text:span text:style-name="T23">)</text:span></text:p>
          </draw:text-box>
        </draw:frame>
        <draw:frame presentation:style-name="pr13" draw:text-style-name="P17" draw:layer="layout" svg:width="25.199cm" svg:height="14.527cm" svg:x="1.4cm" svg:y="4.507cm" presentation:class="outline">
          <draw:text-box>
            <text:list text:style-name="L3">
              <text:list-item>
                <text:p text:style-name="P16"><text:span text:style-name="T26">Evaluates whether there is a relationship between two </text:span><text:span text:style-name="T27">categorical</text:span><text:span text:style-name="T26"> variables</text:span></text:p>
              </text:list-item>
              <text:list-item>
                <text:p text:style-name="P16"><text:span text:style-name="T26">The Pearson </text:span><text:span text:style-name="T27">chi-square</text:span><text:span text:style-name="T26"> statistic tests whether the two variables are </text:span><text:span text:style-name="T27">independent</text:span></text:p>
              </text:list-item>
              <text:list-item>
                <text:p text:style-name="P16"><text:span text:style-name="T26">If the </text:span><text:span text:style-name="T27">significance</text:span><text:span text:style-name="T26"> is small enough</text:span><text:span text:style-name="T26"><text:line-break/></text:span><text:span text:style-name="T26">(p&lt;</text:span><text:span text:style-name="T28">α</text:span><text:span text:style-name="T29">, usually </text:span><text:span text:style-name="T28">α</text:span><text:span text:style-name="T29">=</text:span><text:span text:style-name="T26">.05), we </text:span><text:span text:style-name="T27">reject the null</text:span><text:span text:style-name="T26"> hypothesis that the two variables are independent (unrelated)</text:span></text:p>
                <text:list>
                  <text:list-item>
                    <text:p><text:span text:style-name="T26">i.e., we think that they are in some way related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16"/>
          <draw:frame presentation:style-name="pr14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-Tests:  Comparing Two Mean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1" draw:layer="layout" svg:width="25.199cm" svg:height="3.438cm" svg:x="1cm" svg:y="0.207cm" presentation:class="title">
          <draw:text-box>
            <text:p text:style-name="P1"><text:span text:style-name="T30">t</text:span><text:span text:style-name="T16">-Tests: comparing two means</text:span></text:p>
          </draw:text-box>
        </draw:frame>
        <draw:frame presentation:style-name="pr13" draw:text-style-name="P20" draw:layer="layout" svg:width="25.199cm" svg:height="15.224cm" svg:x="1.4cm" svg:y="4.507cm" presentation:class="outline">
          <draw:text-box>
            <text:list text:style-name="L3">
              <text:list-item>
                <text:p text:style-name="P19">Moving beyond correlational research…</text:p>
              </text:list-item>
              <text:list-item>
                <text:p text:style-name="P19">We often want to look at the <text:span text:style-name="T3">effect</text:span> of one variable on another by systematically <text:span text:style-name="T3">changing</text:span> some aspect of that variable</text:p>
              </text:list-item>
              <text:list-item>
                <text:p text:style-name="P19">That is, we want to <text:span text:style-name="T3">manipulate</text:span> one variable to observe its effect on another variable.</text:p>
              </text:list-item>
              <text:list-item>
                <text:p text:style-name="P19"><text:span text:style-name="T7">t</text:span><text:span text:style-name="T3">-tests</text:span> are for <text:span text:style-name="T3">comparing</text:span> two means</text:p>
              </text:list-item>
              <text:list-item>
                <text:p text:style-name="P19">Two types of application of <text:span text:style-name="T9">t</text:span>-tests:</text:p>
                <text:list>
                  <text:list-item>
                    <text:p><text:span text:style-name="T3">Related</text:span>/dependent measures</text:p>
                  </text:list-item>
                  <text:list-item>
                    <text:p><text:span text:style-name="T3">Independent</text:span> groups</text:p>
                  </text:list-item>
                </text:list>
                <text:p text:style-name="P19"/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17"/>
          <draw:frame presentation:style-name="pr14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-Test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1" draw:layer="layout" svg:width="25.199cm" svg:height="3.438cm" svg:x="1cm" svg:y="0.207cm" presentation:class="title">
          <draw:text-box>
            <text:p text:style-name="P1">Related/dependent <text:span text:style-name="T9">t</text:span>-tests</text:p>
          </draw:text-box>
        </draw:frame>
        <draw:frame presentation:style-name="pr15" draw:text-style-name="P24" draw:layer="layout" svg:width="25.199cm" svg:height="14.527cm" svg:x="1.4cm" svg:y="4.507cm" presentation:class="outline" presentation:user-transformed="true">
          <draw:text-box>
            <text:list text:style-name="L3">
              <text:list-item>
                <text:p text:style-name="P21"><text:span text:style-name="T31">A </text:span><text:span text:style-name="T32">repeated measures</text:span><text:span text:style-name="T31"> experiment that has</text:span><text:span text:style-name="T31"><text:line-break/></text:span><text:span text:style-name="T32">2</text:span><text:span text:style-name="T31"> conditions (levels of the IV)</text:span></text:p>
              </text:list-item>
              <text:list-item>
                <text:p text:style-name="P22"><text:span text:style-name="T31">The </text:span><text:span text:style-name="T33">same subjects</text:span><text:span text:style-name="T31"> participate in both conditions</text:span></text:p>
              </text:list-item>
              <text:list-item>
                <text:p text:style-name="P22"><text:span text:style-name="T31">We expect that a person’s behaviour</text:span><text:span text:style-name="T31"><text:line-break/></text:span><text:span text:style-name="T31">will be the </text:span><text:span text:style-name="T32">same</text:span><text:span text:style-name="T31"> in both conditions</text:span></text:p>
                <text:list>
                  <text:list-item>
                    <text:p text:style-name="P23"><text:span text:style-name="T32">External factors</text:span><text:span text:style-name="T31"> kept same in both:</text:span></text:p>
                  </text:list-item>
                  <text:list-item>
                    <text:p text:style-name="P23"><text:span text:style-name="T31">e.g., Age, gender, IQ, motivation, …</text:span></text:p>
                  </text:list-item>
                </text:list>
              </text:list-item>
              <text:list-item>
                <text:p text:style-name="P22"><text:span text:style-name="T32">Experimental Manipulation</text:span><text:span text:style-name="T31">: we change the environment between the two conditions:</text:span></text:p>
                <text:list>
                  <text:list-item>
                    <text:p text:style-name="P23"><text:span text:style-name="T31">The only difference between conditions is the manipulation the experimenter made</text:span></text:p>
                  </text:list-item>
                  <text:list-item>
                    <text:p text:style-name="P23"><text:span text:style-name="T31">e.g., </text:span><text:span text:style-name="T32">Control</text:span><text:span text:style-name="T31"> vs. tes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18"/>
          <draw:frame presentation:style-name="pr14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1" draw:layer="layout" svg:width="25.199cm" svg:height="3.438cm" svg:x="1cm" svg:y="0.207cm" presentation:class="title">
          <draw:text-box>
            <text:p text:style-name="P1"><text:span text:style-name="T34">Independent samples </text:span><text:span text:style-name="T9">t</text:span>-tests</text:p>
          </draw:text-box>
        </draw:frame>
        <draw:frame presentation:style-name="pr16" draw:text-style-name="P27" draw:layer="layout" svg:width="25.199cm" svg:height="14.527cm" svg:x="1.4cm" svg:y="4.507cm" presentation:class="outline">
          <draw:text-box>
            <text:list text:style-name="L3">
              <text:list-item>
                <text:p text:style-name="P25"><text:span text:style-name="T35">We still have 2 </text:span><text:span text:style-name="T36">conditions</text:span><text:span text:style-name="T35"> (levels of the IV),</text:span><text:span text:style-name="T35"><text:line-break/></text:span><text:span text:style-name="T35">but </text:span><text:span text:style-name="T36">different subjects</text:span><text:span text:style-name="T35"> participate in each condition – i.e., different </text:span><text:span text:style-name="T36">groups</text:span></text:p>
              </text:list-item>
              <text:list-item>
                <text:p text:style-name="P16"><text:span text:style-name="T35">So, differences between the two group </text:span><text:span text:style-name="T36">means</text:span><text:span text:style-name="T35"> might reflect:</text:span></text:p>
                <text:list>
                  <text:list-item>
                    <text:p text:style-name="P26"><text:span text:style-name="T37">The manipulation (i.e., </text:span><text:span text:style-name="T38">systematic</text:span><text:span text:style-name="T37"> variation) </text:span></text:p>
                  </text:list-item>
                  <text:list-item>
                    <text:p text:style-name="P26"><text:span text:style-name="T37">Differences between characteristics of the people allotted to each group (i.e., </text:span><text:span text:style-name="T38">unsystematic</text:span><text:span text:style-name="T37"> variation)</text:span></text:p>
                  </text:list-item>
                  <text:list-item>
                    <text:p text:style-name="P26"><text:span text:style-name="T39">Question</text:span><text:span text:style-name="T37">: what is one way we can try to keep the “</text:span><text:span text:style-name="T38">noise”</text:span><text:span text:style-name="T37"> in an experiment to a minimum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19"/>
          <draw:frame presentation:style-name="pr11" draw:text-style-name="P15" draw:layer="layout" svg:width="17.272cm" svg:height="12.574cm" svg:x="2.158cm" svg:y="13.271cm" presentation:class="notes" presentation:user-transformed="true">
            <draw:text-box>
              <text:p text:style-name="P14"><text:span text:style-name="T22">*Error variance will almost always be larger in Independent Samples T-Tests for the (Unsystematic Variation) reason (i.e., noise).</text:span></text:p>
            </draw:text-box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1" draw:layer="layout" svg:width="25.199cm" svg:height="3.438cm" svg:x="1cm" svg:y="0.207cm" presentation:class="title">
          <draw:text-box>
            <text:p text:style-name="P1"><text:span text:style-name="T9">t</text:span>-Tests</text:p>
          </draw:text-box>
        </draw:frame>
        <draw:frame presentation:style-name="pr13" draw:text-style-name="P20" draw:layer="layout" svg:width="25.199cm" svg:height="14.527cm" svg:x="1.4cm" svg:y="4.507cm" presentation:class="outline">
          <draw:text-box>
            <text:list text:style-name="L3">
              <text:list-item>
                <text:p text:style-name="P19"><text:span text:style-name="T9">t</text:span>-tests work by identifying <text:span text:style-name="T3">sources</text:span> of systematic and unsystematic variation, and then <text:span text:style-name="T3">comparing</text:span> them.</text:p>
              </text:list-item>
              <text:list-item>
                <text:p text:style-name="P19">The comparison lets us see whether the experiment created <text:span text:style-name="T40">considerably</text:span> more variation than we would have got if we had just tested the participants without the experimental manipulation.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0"/>
          <draw:frame presentation:style-name="pr14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xample: Dependent samples t-Tests (or “paired samples”)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1" draw:layer="layout" svg:width="25.199cm" svg:height="3.438cm" svg:x="1cm" svg:y="0.207cm" presentation:class="title">
          <draw:text-box>
            <text:p text:style-name="P1">Example: dependent samples</text:p>
          </draw:text-box>
        </draw:frame>
        <draw:frame presentation:style-name="pr13" draw:text-style-name="P20" draw:layer="layout" svg:width="25.199cm" svg:height="14.527cm" svg:x="1.4cm" svg:y="4.507cm" presentation:class="outline">
          <draw:text-box>
            <text:list text:style-name="L3">
              <text:list-item>
                <text:p text:style-name="P19"><text:span text:style-name="T41"><text:a xlink:href="http://twu.seanho.com/10fall/cpsy501/lectures/.data/SpiderRM.sav">SpiderRM.sav</text:a></text:span></text:p>
              </text:list-item>
              <text:list-item>
                <text:p text:style-name="P19"><text:span text:style-name="T23">“</text:span><text:span text:style-name="T23">Paired” samples </text:span><text:span text:style-name="T42">t</text:span><text:span text:style-name="T43">-test</text:span></text:p>
              </text:list-item>
              <text:list-item>
                <text:p text:style-name="P19"><text:span text:style-name="T23">12 ‘</text:span><text:span text:style-name="T44">spider phobes</text:span><text:span text:style-name="T23">’ exposed to</text:span><text:span text:style-name="T23"><text:line-break/></text:span><text:span text:style-name="T23">a </text:span><text:span text:style-name="T44">picture</text:span><text:span text:style-name="T23"> of a spider (</text:span><text:span text:style-name="T45">picture</text:span><text:span text:style-name="T23">), and on a separate occasion, a </text:span><text:span text:style-name="T44">real</text:span><text:span text:style-name="T23"> live tarantula (</text:span><text:span text:style-name="T45">real</text:span><text:span text:style-name="T23">)</text:span></text:p>
              </text:list-item>
              <text:list-item>
                <text:p text:style-name="P19"><text:span text:style-name="T23">Their </text:span><text:span text:style-name="T46">anxiety</text:span><text:span text:style-name="T23"> was measured at each time (i.e., in each condition).</text:span></text:p>
              </text:list-item>
              <text:list-item>
                <text:p text:style-name="P19"><text:span text:style-name="T23">What are the </text:span><text:span text:style-name="T44">variables</text:span><text:span text:style-name="T23">? <text:s/></text:span><text:span text:style-name="T44">IV</text:span><text:span text:style-name="T23">/</text:span><text:span text:style-name="T44">DV</text:span><text:span text:style-name="T23">?</text:span></text:p>
              </text:list-item>
              <text:list-item>
                <text:p text:style-name="P19"><text:span text:style-name="T23">Is the predictor a </text:span><text:span text:style-name="T44">grouping</text:span><text:span text:style-name="T23"> variable or a </text:span><text:span text:style-name="T44">repeated-measures</text:span><text:span text:style-name="T23"> variable?</text:span>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1"/>
          <draw:frame presentation:style-name="pr14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xample: paired t-Tests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1" draw:layer="layout" svg:width="25.199cm" svg:height="3.438cm" svg:x="1cm" svg:y="0.207cm" presentation:class="title">
          <draw:text-box>
            <text:p text:style-name="P1">Example: paired <text:span text:style-name="T9">t</text:span>-Tests</text:p>
          </draw:text-box>
        </draw:frame>
        <draw:frame draw:style-name="gr4" draw:text-style-name="P7" draw:layer="layout" svg:width="27.431cm" svg:height="7.447cm" svg:x="0.566cm" svg:y="5.133cm">
          <draw:image xlink:href="Pictures/200000EF000058FD0000157F4CAF1730.wmf" xlink:type="simple" xlink:show="embed" xlink:actuate="onLoad">
            <text:p/>
          </draw:image>
        </draw:frame>
        <draw:custom-shape draw:style-name="gr11" draw:text-style-name="P8" draw:id="id6" draw:layer="layout" svg:width="3.034cm" svg:height="2.8cm" svg:x="8.865cm" svg:y="9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draw:id="id5" draw:layer="layout" svg:width="8.407cm" svg:height="3.031cm" svg:x="1.118cm" svg:y="13.544cm">
          <text:p text:style-name="P1"><text:span text:style-name="T47">Standard deviation</text:span><text:span text:style-name="T48"> of <text:s/>pairwise differences between conditions</text:span></text:p>
          <draw:enhanced-geometry svg:viewBox="0 0 21600 21600" draw:type="mso-spt202" draw:enhanced-path="M 0 0 L 21600 0 21600 21600 0 21600 0 0 Z N"/>
        </draw:custom-shape>
        <draw:custom-shape draw:style-name="gr18" draw:text-style-name="P8" draw:id="id8" draw:layer="layout" svg:width="3.033cm" svg:height="2.8cm" svg:x="11.2cm" svg:y="9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id="id7" draw:layer="layout" svg:width="8.22cm" svg:height="3.611cm" svg:x="10.285cm" svg:y="13.599cm">
          <text:p text:style-name="P1"><text:span text:style-name="T47">Standard error</text:span><text:span text:style-name="T48"> of the pairwise differences</text:span></text:p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1.634cm" svg:height="1.167cm" svg:x="21.465cm" svg:y="8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22.165cm" svg:y1="8.633cm" svg:x2="22.165cm" svg:y2="6.766cm">
          <text:p/>
        </draw:line>
        <draw:custom-shape draw:style-name="gr20" draw:text-style-name="P29" draw:layer="layout" svg:width="7.62cm" svg:height="2.787cm" svg:x="17.145cm" svg:y="2.54cm">
          <text:p text:style-name="P1"><text:span text:style-name="T49">Degrees of freedom</text:span><text:span text:style-name="T49"><text:line-break/></text:span><text:span text:style-name="T49">(=</text:span><text:span text:style-name="T50">N-1</text:span><text:span text:style-name="T49"> for repeated measures)</text:span></text:p>
          <draw:enhanced-geometry svg:viewBox="0 0 21600 21600" draw:type="mso-spt202" draw:enhanced-path="M 0 0 L 21600 0 21600 21600 0 21600 0 0 Z N"/>
        </draw:custom-shape>
        <draw:custom-shape draw:style-name="gr21" draw:text-style-name="P28" draw:id="id9" draw:layer="layout" svg:width="7.65cm" svg:height="5.313cm" svg:x="19.74cm" svg:y="13.233cm">
          <text:p text:style-name="P1"><text:span text:style-name="T51">Probability</text:span><text:span text:style-name="T52"> that the given value of ‘t’ might have occurred by </text:span><text:span text:style-name="T51">chance</text:span></text:p>
          <draw:enhanced-geometry svg:viewBox="0 0 21600 21600" draw:type="mso-spt202" draw:enhanced-path="M 0 0 L 21600 0 21600 21600 0 21600 0 0 Z N"/>
        </draw:custom-shape>
        <draw:custom-shape draw:style-name="gr18" draw:text-style-name="P8" draw:id="id10" draw:layer="layout" svg:width="3.032cm" svg:height="2.8cm" svg:x="24.033cm" svg:y="9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6" draw:layer="layout" draw:type="curve" svg:x1="5.321cm" svg:y1="13.544cm" svg:x2="8.865cm" svg:y2="10.965cm" draw:start-shape="id5" draw:end-shape="id6" draw:end-glue-point="6" svg:d="m5321 13544c0-1720 1181-2579 3544-2579">
          <text:p/>
        </draw:connector>
        <draw:connector draw:style-name="gr22" draw:text-style-name="P6" draw:layer="layout" draw:type="curve" svg:x1="14.395cm" svg:y1="13.599cm" svg:x2="13.789cm" svg:y2="11.956cm" draw:start-shape="id7" draw:start-glue-point="0" draw:end-shape="id8" draw:end-glue-point="9" svg:d="m14395 13599c0-673-606 148-606-1643">
          <text:p/>
        </draw:connector>
        <draw:connector draw:style-name="gr22" draw:text-style-name="P6" draw:layer="layout" draw:type="curve" draw:line-skew="-0.026cm" svg:x1="23.565cm" svg:y1="13.233cm" svg:x2="24.477cm" svg:y2="11.723cm" draw:start-shape="id9" draw:start-glue-point="0" draw:end-shape="id10" draw:end-glue-point="7" svg:d="m23565 13233c0-612 912 143 912-1510">
          <text:p/>
        </draw:connector>
        <presentation:notes draw:style-name="dp4">
          <draw:page-thumbnail draw:layer="layout" svg:width="14.393cm" svg:height="10.478cm" svg:x="3.598cm" svg:y="2.095cm" draw:page-number="22"/>
          <draw:frame presentation:style-name="pr11" draw:text-style-name="P15" draw:layer="layout" svg:width="17.272cm" svg:height="12.574cm" svg:x="2.16cm" svg:y="13.272cm" presentation:class="notes" presentation:user-transformed="true">
            <draw:text-box>
              <text:p text:style-name="P14"><text:span text:style-name="T22">Most Important of the tables – tells us whether the difference between the means of the two conditions was large enough to </text:span><text:span text:style-name="T53">not</text:span><text:span text:style-name="T22"> be a chance result</text:span></text:p>
            </draw:text-box>
          </draw:frame>
        </presentation:notes>
      </draw:page>
      <draw:page draw:name="Example: Independent samples  t-Tes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1" draw:layer="layout" svg:width="25.199cm" svg:height="3.438cm" svg:x="1cm" svg:y="0.207cm" presentation:class="title">
          <draw:text-box>
            <text:p text:style-name="P1"><text:span text:style-name="T16">Example: indep samples </text:span><text:span text:style-name="T30">t</text:span><text:span text:style-name="T54">-test</text:span></text:p>
          </draw:text-box>
        </draw:frame>
        <draw:frame presentation:style-name="pr17" draw:text-style-name="P33" draw:layer="layout" svg:width="25.199cm" svg:height="14.527cm" svg:x="1.4cm" svg:y="4.507cm" presentation:class="outline" presentation:user-transformed="true">
          <draw:text-box>
            <text:list text:style-name="L3">
              <text:list-item>
                <text:p text:style-name="P30"><text:span text:style-name="T23">Used in situations where there are 2 experimental conditions – and </text:span><text:span text:style-name="T44">different</text:span><text:span text:style-name="T23"> participants are used in each condition</text:span></text:p>
              </text:list-item>
            </text:list>
            <text:p text:style-name="P31"><text:span text:style-name="T55"/></text:p>
            <text:p text:style-name="P30"><text:span text:style-name="T44">Example</text:span><text:span text:style-name="T23">: </text:span><text:span text:style-name="T41"><text:a xlink:href="http://twu.seanho.com/10fall/cpsy501/lectures/.data/SpiderBG.sav">SpiderBG.sav</text:a></text:span></text:p>
            <text:list text:continue-numbering="true" text:style-name="L3">
              <text:list-item>
                <text:p text:style-name="P32"><text:span text:style-name="T23">12 spider phobes exposed to</text:span><text:span text:style-name="T23"><text:line-break/></text:span><text:span text:style-name="T23">a </text:span><text:span text:style-name="T44">picture</text:span><text:span text:style-name="T23"> of a spider (picture)</text:span></text:p>
              </text:list-item>
              <text:list-item>
                <text:p text:style-name="P32"><text:span text:style-name="T23">12 </text:span><text:span text:style-name="T44">different</text:span><text:span text:style-name="T23"> spider phobes exposed to</text:span><text:span text:style-name="T23"><text:line-break/></text:span><text:span text:style-name="T23">a </text:span><text:span text:style-name="T44">real-life</text:span><text:span text:style-name="T23"> tarantula</text:span></text:p>
              </text:list-item>
              <text:list-item>
                <text:p text:style-name="P32"><text:span text:style-name="T44">Anxiety</text:span><text:span text:style-name="T23"> was measured in each condition</text:span>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3"/>
          <draw:frame presentation:style-name="pr14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use-footer-name="ftr1" presentation:use-date-time-name="dtd1">
        <office:forms form:automatic-focus="false" form:apply-design-mode="false"/>
        <draw:frame draw:style-name="gr4" draw:text-style-name="P7" draw:layer="layout" svg:width="18.516cm" svg:height="4.579cm" svg:x="0.999cm" svg:y="0.733cm">
          <draw:image xlink:href="Pictures/2000009D000034B600000CB685AC92C8.wmf" xlink:type="simple" xlink:show="embed" xlink:actuate="onLoad">
            <text:p/>
          </draw:image>
        </draw:frame>
        <draw:frame draw:style-name="gr4" draw:text-style-name="P7" draw:layer="layout" svg:width="25.229cm" svg:height="8.166cm" svg:x="1.633cm" svg:y="6.133cm">
          <draw:image xlink:href="Pictures/2000010600006127000017271B508DB8.wmf" xlink:type="simple" xlink:show="embed" xlink:actuate="onLoad">
            <text:p/>
          </draw:image>
        </draw:frame>
        <draw:custom-shape draw:style-name="gr23" draw:text-style-name="P28" draw:layer="layout" svg:width="5.08cm" svg:height="2.787cm" svg:x="21.59cm" svg:y="1.27cm">
          <text:p text:style-name="P1"><text:span text:style-name="T47">Summary</text:span><text:span text:style-name="T48"> statistics for both groups</text:span></text:p>
          <draw:enhanced-geometry svg:viewBox="0 0 21600 21600" draw:type="mso-spt202" draw:enhanced-path="M 0 0 L 21600 0 21600 21600 0 21600 0 0 Z N"/>
        </draw:custom-shape>
        <draw:custom-shape draw:style-name="gr11" draw:text-style-name="P8" draw:id="id12" draw:layer="layout" svg:width="3.175cm" svg:height="3.237cm" svg:x="3.175cm" svg:y="10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4" draw:id="id11" draw:layer="layout" svg:width="8.64cm" svg:height="3.629cm" svg:x="0.885cm" svg:y="14.885cm">
          <text:p text:style-name="P1"><text:span text:style-name="T56">t</text:span><text:span text:style-name="T48">-test is </text:span><text:span text:style-name="T47">parametric</text:span><text:span text:style-name="T48">: assumes variances in both groups are similar</text:span></text:p>
          <draw:enhanced-geometry svg:viewBox="0 0 21600 21600" draw:type="mso-spt202" draw:enhanced-path="M 0 0 L 21600 0 21600 21600 0 21600 0 0 Z N"/>
        </draw:custom-shape>
        <draw:custom-shape draw:style-name="gr11" draw:text-style-name="P8" draw:id="id14" draw:layer="layout" svg:width="5.134cm" svg:height="3.034cm" svg:x="6.065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8" draw:layer="layout" svg:width="9.566cm" svg:height="3.648cm" svg:x="9.334cm" svg:y="14.861cm">
          <text:p text:style-name="P1"><text:span text:style-name="T52">If </text:span><text:span text:style-name="T51">Levene’s</text:span><text:span text:style-name="T52"> test is sig., the assumption of homogeneity of variance has been violated</text:span></text:p>
          <draw:enhanced-geometry svg:viewBox="0 0 21600 21600" draw:type="mso-spt202" draw:enhanced-path="M 0 0 L 21600 0 21600 21600 0 21600 0 0 Z N"/>
        </draw:custom-shape>
        <draw:custom-shape draw:style-name="gr11" draw:text-style-name="P8" draw:id="id18" draw:layer="layout" svg:width="1.766cm" svg:height="1.732cm" svg:x="12.9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8" draw:id="id17" draw:layer="layout" svg:width="6.279cm" svg:height="1.275cm" svg:x="13.026cm" svg:y="5.066cm">
          <text:p text:style-name="P1"><text:span text:style-name="T48">(</text:span><text:span text:style-name="T47">N</text:span><text:span text:style-name="T57">1</text:span><text:span text:style-name="T48"> + </text:span><text:span text:style-name="T47">N</text:span><text:span text:style-name="T57">2</text:span><text:span text:style-name="T48">) - 2 = 22</text:span></text:p>
          <draw:enhanced-geometry svg:viewBox="0 0 21600 21600" draw:type="mso-spt202" draw:enhanced-path="M 0 0 L 21600 0 21600 21600 0 21600 0 0 Z N"/>
        </draw:custom-shape>
        <draw:custom-shape draw:style-name="gr11" draw:text-style-name="P8" draw:id="id16" draw:layer="layout" svg:width="1.27cm" svg:height="1.27cm" svg:x="15.875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8" draw:id="id15" draw:layer="layout" svg:width="8.89cm" svg:height="4.471cm" svg:x="18.715cm" svg:y="14.64cm">
          <text:p text:style-name="P1"><text:span text:style-name="T47">Significance</text:span><text:span text:style-name="T48"> (</text:span><text:span text:style-name="T56">p</text:span><text:span text:style-name="T58">-value):</text:span><text:span text:style-name="T58"><text:line-break/></text:span><text:span text:style-name="T48">&gt; </text:span><text:span text:style-name="T59">α</text:span><text:span text:style-name="T60">=</text:span><text:span text:style-name="T48">.05, so there is no significant difference between the means of the 2 samples</text:span></text:p>
          <draw:enhanced-geometry svg:viewBox="0 0 21600 21600" draw:type="mso-spt202" draw:enhanced-path="M 0 0 L 21600 0 21600 21600 0 21600 0 0 Z N"/>
        </draw:custom-shape>
        <draw:connector draw:style-name="gr16" draw:text-style-name="P6" draw:layer="layout" draw:type="curve" draw:line-skew="0.391cm" svg:x1="5.205cm" svg:y1="14.885cm" svg:x2="6.35cm" svg:y2="12.352cm" draw:start-shape="id11" draw:start-glue-point="0" draw:end-shape="id12" draw:end-glue-point="10" svg:d="m5205 14885c0 151 841 126 1329-545s621-1988-184-1988">
          <text:p/>
        </draw:connector>
        <draw:connector draw:style-name="gr16" draw:text-style-name="P6" draw:layer="layout" draw:type="curve" svg:x1="14.159cm" svg:y1="14.909cm" svg:x2="10.01cm" svg:y2="12.465cm" draw:end-shape="id13" draw:end-glue-point="8" svg:d="m14159 14909c0-1429-4149-208-4149-2444">
          <text:p/>
        </draw:connector>
        <draw:custom-shape draw:style-name="gr11" draw:text-style-name="P8" draw:id="id13" draw:layer="layout" svg:width="1.27cm" svg:height="1.27cm" svg:x="9.375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6" draw:layer="layout" draw:type="curve" svg:x1="10.01cm" svg:y1="11.195cm" svg:x2="8.632cm" svg:y2="9.633cm" draw:start-shape="id13" draw:start-glue-point="4" draw:end-shape="id14" draw:end-glue-point="8" svg:d="m10010 11195c0-1171-1378-391-1378-1562">
          <text:p/>
        </draw:connector>
        <draw:connector draw:style-name="gr16" draw:text-style-name="P6" draw:layer="layout" draw:type="curve" svg:x1="23.16cm" svg:y1="14.64cm" svg:x2="16.959cm" svg:y2="12.279cm" draw:start-shape="id15" draw:start-glue-point="0" draw:end-shape="id16" draw:end-glue-point="9" svg:d="m23160 14640c0-1380-6201-200-6201-2361">
          <text:p/>
        </draw:connector>
        <draw:connector draw:style-name="gr16" draw:text-style-name="P6" draw:layer="layout" draw:type="curve" svg:x1="16.165cm" svg:y1="6.341cm" svg:x2="13.783cm" svg:y2="10.433cm" draw:start-shape="id17" draw:start-glue-point="2" draw:end-shape="id18" draw:end-glue-point="4" svg:d="m16165 6341c0 2881-2382 836-2382 4092">
          <text:p/>
        </draw:connector>
        <presentation:notes draw:style-name="dp4">
          <draw:page-thumbnail draw:layer="layout" svg:width="14.393cm" svg:height="10.478cm" svg:x="3.598cm" svg:y="2.095cm" draw:page-number="24"/>
          <draw:frame presentation:style-name="pr11" draw:text-style-name="P15" draw:layer="layout" svg:width="17.272cm" svg:height="12.574cm" svg:x="2.158cm" svg:y="13.271cm" presentation:class="notes" presentation:user-transformed="true">
            <draw:text-box>
              <text:p text:style-name="P14"><text:span text:style-name="T61">*t-tests ‘require’ parametric data – and an assumption of parametric data is that variances in the experimental conditions are ‘roughly’ equal.</text:span></text:p>
              <text:p text:style-name="P14"><text:span text:style-name="T61">*in reality – there are adjustments that can be made in situations where variances are not equal – these rows related to whether the assumption has been broken: How do we know if it’s been broken? Look at the variances and see whether they’re similar (i.e., know the SD of the groups are 9 and 11) – and if we square these values, we get the variances. </text:span></text:p>
              <text:p text:style-name="P14"><text:span text:style-name="T61">*We can use </text:span><text:span text:style-name="T62">Levene’s test</text:span><text:span text:style-name="T61"> (if it’s ‘significant’ – there is a significant amount of variance between groups – and the assumption of homogeneity of variances has been VIOLATED). </text:span></text:p>
            </draw:text-box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utline for today</text:p>
          </draw:text-box>
        </draw:frame>
        <draw:frame presentation:style-name="pr5" draw:text-style-name="P5" draw:layer="layout" svg:width="25.199cm" svg:height="14.99cm" svg:x="1.4cm" svg:y="4.507cm" presentation:class="outline" presentation:user-transformed="true">
          <draw:text-box>
            <text:list text:style-name="L3">
              <text:list-item>
                <text:p text:style-name="P1"><text:span text:style-name="T3">Welcome</text:span>, devotional, introductions</text:p>
              </text:list-item>
              <text:list-item>
                <text:p text:style-name="P1">Administrative details: <text:span text:style-name="T3">syllabus</text:span>, schedule</text:p>
                <text:list>
                  <text:list-item>
                    <text:p>MyCourses, SPSS, textbook</text:p>
                  </text:list-item>
                </text:list>
              </text:list-item>
              <text:list-item>
                <text:p>Stats <text:span text:style-name="T3">review</text:span>:</text:p>
                <text:list>
                  <text:list-item>
                    <text:p>Purpose, <text:span text:style-name="T3">research questions</text:span></text:p>
                  </text:list-item>
                  <text:list-item>
                    <text:p>Linear <text:span text:style-name="T3">models</text:span></text:p>
                  </text:list-item>
                  <text:list-item>
                    <text:p><text:span text:style-name="T3">Correlation</text:span>, Spearman's <text:span text:style-name="T4">ρ</text:span><text:span text:style-name="T5">,</text:span> <text:span text:style-name="T4">χ</text:span><text:span text:style-name="T6">2</text:span>,</text:p>
                  </text:list-item>
                  <text:list-item>
                    <text:p>Comparing means (<text:span text:style-name="T7">t</text:span><text:span text:style-name="T3">-test</text:span>): RM vs. groups</text:p>
                  </text:list-item>
                </text:list>
              </text:list-item>
              <text:list-item>
                <text:p>Data Analysis <text:span text:style-name="T3">Project</text:span>, HW <text:span text:style-name="T3">Assignment</text:span> 1</text:p>
                <text:list>
                  <text:list-item>
                    <text:p>Kafui's SPSS <text:span text:style-name="T3">tutorial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6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Data Analysis Project</text:p>
          </draw:text-box>
        </draw:frame>
        <draw:frame presentation:style-name="pr8" draw:layer="layout" svg:width="25.199cm" svg:height="14.493cm" svg:x="1.4cm" svg:y="4.507cm" presentation:class="outline" presentation:user-transformed="true">
          <draw:text-box>
            <text:list text:style-name="L3">
              <text:list-item>
                <text:p>Half of this course is your semester-long<text:line-break/> data analysis <text:span text:style-name="T3">project</text:span>:</text:p>
                <text:list>
                  <text:list-item>
                    <text:p>Find suitable <text:span text:style-name="T3">existing data</text:span></text:p>
                  </text:list-item>
                  <text:list-item>
                    <text:p><text:span text:style-name="T3">Propose</text:span> a new statistical analysis of it</text:p>
                  </text:list-item>
                  <text:list-item>
                    <text:p>Get approval by <text:span text:style-name="T3">Research Ethics Board</text:span></text:p>
                  </text:list-item>
                  <text:list-item>
                    <text:p>Go through “spiral” of statistical <text:span text:style-name="T3">analysis</text:span></text:p>
                  </text:list-item>
                  <text:list-item>
                    <text:p><text:span text:style-name="T3">Write</text:span> it up in an APA-style manuscript</text:p>
                  </text:list-item>
                </text:list>
              </text:list-item>
              <text:list-item>
                <text:p><text:span text:style-name="T3">Groups</text:span> of up to 3 people</text:p>
                <text:list>
                  <text:list-item>
                    <text:p>Can also be done individually</text:p>
                  </text:list-item>
                  <text:list-item>
                    <text:p>Email me when you have your group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Project step 1: Finding data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It must be <text:span text:style-name="T3">existing</text:span> data – you are <text:span text:style-name="T3">not</text:span> allowed to collect data for this course! (no time!)</text:p>
                <text:list>
                  <text:list-item>
                    <text:p><text:span text:style-name="T3">No simulated</text:span> (made-up) data</text:p>
                  </text:list-item>
                </text:list>
              </text:list-item>
              <text:list-item>
                <text:p>Minimum <text:span text:style-name="T3">sample size</text:span>: 50</text:p>
              </text:list-item>
              <text:list-item>
                <text:p>Minimum of <text:span text:style-name="T3">3</text:span> <text:span text:style-name="T3">variables</text:span> (2 IV, 1 DV)</text:p>
              </text:list-item>
              <text:list-item>
                <text:p>Analysis: multiple <text:span text:style-name="T3">regression</text:span> or <text:span text:style-name="T3">ANOVA</text:span></text:p>
                <text:list>
                  <text:list-item>
                    <text:p>Non-parametric only with permission</text:p>
                  </text:list-item>
                </text:list>
              </text:list-item>
              <text:list-item>
                <text:p>Possible <text:span text:style-name="T3">sources</text:span>: your own data, faculty members, CPSY dept thesis data, publicly available / government data (WHO, NIH, etc.)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Dataset description: due 1Oct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Written <text:span text:style-name="T3">description</text:span> of the dataset you will be using and the particular <text:span text:style-name="T3">variables</text:span> you consider</text:p>
              </text:list-item>
              <text:list-item>
                <text:p>Preliminary <text:span text:style-name="T3">explorations</text:span> of the data</text:p>
                <text:list>
                  <text:list-item>
                    <text:p>Descriptives, histograms, boxplots, etc.</text:p>
                  </text:list-item>
                  <text:list-item>
                    <text:p>Include as <text:span text:style-name="T3">figures</text:span> in your write-up</text:p>
                  </text:list-item>
                </text:list>
              </text:list-item>
              <text:list-item>
                <text:p>APA manuscript style not needed, but please format it <text:span text:style-name="T3">neatly</text:span> in a document (Word, etc.)</text:p>
              </text:list-item>
              <text:list-item>
                <text:p><text:span text:style-name="T3">Upload</text:span> your document to myCourses</text:p>
                <text:list>
                  <text:list-item>
                    <text:p>One person can submit for whole group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.305cm" svg:height="2.927cm" svg:x="1cm" svg:y="0.462cm" presentation:class="title" presentation:user-transformed="true">
          <draw:text-box>
            <text:p>Project step 2: Proposal/meeting</text:p>
          </draw:text-box>
        </draw:frame>
        <draw:frame presentation:style-name="pr8" draw:layer="layout" svg:width="25.199cm" svg:height="14.493cm" svg:x="1.4cm" svg:y="4.507cm" presentation:class="outline" presentation:user-transformed="true">
          <draw:text-box>
            <text:list text:style-name="L3">
              <text:list-item>
                <text:p>Written <text:span text:style-name="T3">proposal</text:span> of the particular analysis you plan to do on the dataset</text:p>
                <text:list>
                  <text:list-item>
                    <text:p>Old data, but <text:span text:style-name="T3">new analysis</text:span></text:p>
                  </text:list-item>
                  <text:list-item>
                    <text:p>State specific <text:span text:style-name="T3">research questions</text:span></text:p>
                  </text:list-item>
                  <text:list-item>
                    <text:p>Check <text:span text:style-name="T3">sample size</text:span> is sufficient (<text:span text:style-name="T10">GPower3</text:span>)</text:p>
                  </text:list-item>
                  <text:list-item>
                    <text:p>Anticipate possible <text:span text:style-name="T3">problems</text:span>, plan</text:p>
                  </text:list-item>
                </text:list>
              </text:list-item>
              <text:list-item>
                <text:p>Book an <text:span text:style-name="T3">appointment</text:span> with me (Neu 5) by <text:span text:style-name="T3">8Oct</text:span></text:p>
                <text:list>
                  <text:list-item>
                    <text:p><text:span text:style-name="T3">All</text:span> team members there</text:p>
                  </text:list-item>
                  <text:list-item>
                    <text:p>Send me your <text:span text:style-name="T3">proposal</text:span> &gt;24hrs before</text:p>
                  </text:list-item>
                  <text:list-item>
                    <text:p>Upload or bring your <text:span text:style-name="T3">dataset</text:span> on USB key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Project step 3: REB (due 15Oct)</text:p>
          </draw:text-box>
        </draw:frame>
        <draw:frame presentation:style-name="pr8" draw:layer="layout" svg:width="25.199cm" svg:height="14.887cm" svg:x="1.4cm" svg:y="4.507cm" presentation:class="outline" presentation:user-transformed="true">
          <draw:text-box>
            <text:list text:style-name="L3">
              <text:list-item>
                <text:p>Approval by TWU <text:span text:style-name="T3">Research Ethics Board</text:span> is required <text:span text:style-name="T3">before</text:span> any new analysis may be done!</text:p>
                <text:list>
                  <text:list-item>
                    <text:p>Cursory exploration as in dataset description and proposal is okay</text:p>
                  </text:list-item>
                </text:list>
              </text:list-item>
              <text:list-item>
                <text:p>You are <text:span text:style-name="T3">not</text:span> allowed to start your new analysis until you get REB approval</text:p>
              </text:list-item>
              <text:list-item>
                <text:p>Use the “<text:span text:style-name="T3">Analysis of Existing Data</text:span>” form</text:p>
              </text:list-item>
              <text:list-item>
                <text:p>You need <text:span text:style-name="T3">written permission</text:span> from the original owner of the data</text:p>
                <text:list>
                  <text:list-item>
                    <text:p>For CPSY <text:span text:style-name="T3">theses</text:span>, the faculty supervisor</text:p>
                  </text:list-item>
                  <text:list-item>
                    <text:p>None needed for <text:span text:style-name="T3">publicly available </text:span>data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Project step 4: Manuscript</text:p>
          </draw:text-box>
        </draw:frame>
        <draw:frame presentation:style-name="pr8" draw:layer="layout" svg:width="25.199cm" svg:height="14.489cm" svg:x="1.4cm" svg:y="4.507cm" presentation:class="outline" presentation:user-transformed="true">
          <draw:text-box>
            <text:list text:style-name="L3">
              <text:list-item>
                <text:p>Focus is to demonstrate <text:span text:style-name="T3">statistical</text:span> analysis,<text:line-break/>not to deal with the subject area in question</text:p>
                <text:list>
                  <text:list-item>
                    <text:p>It's okay if you don't find groundbreaking <text:span text:style-name="T3">results</text:span> for all of counselling psychology</text:p>
                  </text:list-item>
                  <text:list-item>
                    <text:p><text:span text:style-name="T3">Methodology</text:span> and statistics will be <text:span text:style-name="T3">more</text:span> detailed than a “real” research paper</text:p>
                  </text:list-item>
                </text:list>
              </text:list-item>
              <text:list-item>
                <text:p>Full <text:span text:style-name="T3">APA</text:span> manuscript format is required!</text:p>
                <text:list>
                  <text:list-item>
                    <text:p>Include <text:span text:style-name="T3">tables</text:span>/figures</text:p>
                  </text:list-item>
                </text:list>
              </text:list-item>
              <text:list-item>
                <text:p>Max length <text:span text:style-name="T3">15 pages</text:span> + annotated SPSS <text:span text:style-name="T3">output</text:span></text:p>
              </text:list-item>
              <text:list-item>
                <text:p>Due Sat <text:span text:style-name="T3">18 Dec</text:span> at noon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HW Assignment 1: Stats review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>Four <text:span text:style-name="T3">homework</text:span> assignments over the semester will give you practice on the concepts in lecture</text:p>
              </text:list-item>
              <text:list-item>
                <text:p><text:span text:style-name="T3">HW assignment 1</text:span> (due 24Sep, in two weeks):</text:p>
                <text:list>
                  <text:list-item>
                    <text:p>Review of undergrad <text:span text:style-name="T3">statistics</text:span></text:p>
                  </text:list-item>
                  <text:list-item>
                    <text:p>Practice with <text:span text:style-name="T3">SPSS</text:span></text:p>
                  </text:list-item>
                </text:list>
              </text:list-item>
              <text:list-item>
                <text:p><text:span text:style-name="T3">Download</text:span> from our website: “<text:span text:style-name="T10"><text:a xlink:href="http://twu.seanho.com/10fall/cpsy501/assignments/">Assignments</text:a></text:span>”</text:p>
                <text:list>
                  <text:list-item>
                    <text:p>Assignment: <text:span text:style-name="T10"><text:a xlink:href="http://twu.seanho.com/10fall/cpsy501/assignments/HW1-Review.html">HW1-Review.html</text:a></text:span></text:p>
                  </text:list-item>
                  <text:list-item>
                    <text:p>SPSS Dataset: <text:span text:style-name="T10"><text:a xlink:href="http://twu.seanho.com/10fall/cpsy501/assignments/HW1-ADD.sav">HW1-ADD.sav</text:a>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Practice reading for next week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For practice, try reading this <text:span text:style-name="T3">journal article,</text:span> focusing on their <text:span text:style-name="T3">statistical</text:span> methods</text:p>
              </text:list-item>
              <text:list-item>
                <text:p><text:span text:style-name="T3">Missirlian</text:span>, et al., “<text:span text:style-name="T9">Emotional Arousal, Client Perceptual Processing, and the Working Alliance in Experiential Psychotherapy for Depression”,</text:span><text:span text:style-name="T34"> Journal of Consulting and Clinical Psychology, Vol. 73, No. 5, pp. 861–871, 2005.</text:span></text:p>
              </text:list-item>
              <text:list-item>
                <text:p><text:span text:style-name="T63"><text:a xlink:href="http://twu.seanho.com/10fall/cpsy501/lectures/01/">Download</text:a></text:span><text:span text:style-name="T34"> from website, under today's </text:span><text:span text:style-name="T40">lecture</text:span></text:p>
              </text:list-item>
              <text:list-item>
                <text:p>Much of it you might not understand,<text:line-break/>but see how much you can get!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For discussion next time: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What <text:span text:style-name="T3">research questions</text:span> do the authors state that they are addressing?</text:p>
              </text:list-item>
              <text:list-item>
                <text:p>What <text:span text:style-name="T3">analytical strategy</text:span> was used, and how <text:span text:style-name="T3">appropriate</text:span> is it for addressing their questions?</text:p>
              </text:list-item>
              <text:list-item>
                <text:p>What were their main <text:span text:style-name="T3">conclusions</text:span>, and are these conclusions <text:span text:style-name="T3">warranted</text:span> from the actual results /statistics /analyses that were reported?</text:p>
              </text:list-item>
              <text:list-item>
                <text:p>How might you <text:span text:style-name="T3">adjust </text:span>the methods for a more <text:span text:style-name="T3">complete</text:span> picture of the phenomenon of interest (e.g., sampling, description of analysis process, effect sizes, handling multiple comparisons)?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PSS tutorials by Kafui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>Our TA, <text:span text:style-name="T3">Kafui</text:span>, has graciously agreed to do <text:span text:style-name="T3">tutorials</text:span> on getting started with SPSS</text:p>
                <text:list>
                  <text:list-item>
                    <text:p>If there is interest, at <text:span text:style-name="T3">4pm</text:span> <text:span text:style-name="T3">Tues</text:span> or next <text:span text:style-name="T3">Fri</text:span> in the Wong Centre (is there interest?)</text:p>
                  </text:list-item>
                </text:list>
              </text:list-item>
              <text:list-item>
                <text:p><text:span text:style-name="T10"><text:a xlink:href="mailto:Kafui.Sawyer@mytwu.ca">Kafui.Sawyer@mytwu.ca</text:a>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generator>OpenOffice.org/3.1$Win32 OpenOffice.org_project/310m11$Build-9399</meta:generator>
    <meta:creation-date>2009-09-10T18:36:48</meta:creation-date>
    <dc:language>en-US</dc:language>
    <meta:editing-cycles>36</meta:editing-cycles>
    <meta:editing-duration>PT14H49M32S</meta:editing-duration>
    <meta:initial-creator>sean ho</meta:initial-creator>
    <dc:date>2010-09-10T08:56:13.73</dc:date>
    <meta:document-statistic meta:object-count="354"/>
    <meta:user-defined meta:name="Info 1"/>
    <meta:user-defined meta:name="Info 2"/>
    <meta:user-defined meta:name="Info 3"/>
    <meta:user-defined meta:name="Info 4"/>
    <meta:template xlink:type="simple" xlink:actuate="onRequest" xlink:title="" xlink:href="/.ooo3/user/template/TWU%20Lecture.otp"/>
  </office:meta>
</office:document-meta>
</file>